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8daf068" style:family="table" style:master-page-name="ta-mp-0x8daf068">
      <style:table-properties table:display="true" style:writing-mode="lr-tb"/>
    </style:style>
    <style:style style:name="ta-0x8daf1c0" style:family="table" style:master-page-name="ta-mp-0x8daf1c0">
      <style:table-properties table:display="true" style:writing-mode="lr-tb"/>
    </style:style>
    <style:style style:name="ta-0x8daf318" style:family="table" style:master-page-name="ta-mp-0x8daf318">
      <style:table-properties table:display="true" style:writing-mode="lr-tb"/>
    </style:style>
    <style:style style:name="ta-0x8daf470" style:family="table" style:master-page-name="ta-mp-0x8daf47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8de26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e2908" style:family="table-cell" style:data-style-name="General">
      <style:table-cell-properties fo:background-color="#cfe7f5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e2848" style:family="table-cell" style:data-style-name="General">
      <style:table-cell-properties fo:background-color="#cfe7f5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e26c8" style:family="table-cell" style:data-style-name="General">
      <style:table-cell-properties fo:background-color="#99ccff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e2788" style:family="table-cell" style:data-style-name="General">
      <style:table-cell-properties fo:background-color="#99ccff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e29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e2d88" style:family="table-cell" style:data-style-name="NDC-0">
      <style:table-cell-properties fo:background-color="#cfe7f5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e2e48" style:family="table-cell" style:data-style-name="General">
      <style:table-cell-properties fo:background-color="#cfe7f5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e2c08" style:family="table-cell" style:data-style-name="NDC-0">
      <style:table-cell-properties fo:background-color="#99ccff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e2cc8" style:family="table-cell" style:data-style-name="General">
      <style:table-cell-properties fo:background-color="#cfe7f5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e2a88" style:family="table-cell" style:data-style-name="General">
      <style:table-cell-properties fo:background-color="#99ccff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e2b48" style:family="table-cell" style:data-style-name="General">
      <style:table-cell-properties fo:background-color="#99ccff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e3208" style:family="table-cell" style:data-style-name="General">
      <style:table-cell-properties fo:background-color="#ccffff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e35c8" style:family="table-cell" style:data-style-name="NDC-1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e3148" style:family="table-cell" style:data-style-name="General">
      <style:table-cell-properties fo:background-color="#00ffff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e3748" style:family="table-cell" style:data-style-name="General">
      <style:table-cell-properties fo:background-color="#ccffff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e3388" style:family="table-cell" style:data-style-name="General">
      <style:table-cell-properties fo:background-color="#ccffff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e3988" style:family="table-cell" style:data-style-name="General">
      <style:table-cell-properties fo:background-color="#ccffff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e3808" style:family="table-cell" style:data-style-name="General">
      <style:table-cell-properties fo:background-color="#ccffff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e32c8" style:family="table-cell" style:data-style-name="NDC-1">
      <style:table-cell-properties fo:background-color="#ccffff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e2fc8" style:family="table-cell" style:data-style-name="General">
      <style:table-cell-properties fo:background-color="#00ffff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e3448" style:family="table-cell" style:data-style-name="General">
      <style:table-cell-properties fo:background-color="#ccffff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e3088" style:family="table-cell" style:data-style-name="General">
      <style:table-cell-properties fo:background-color="#00ffff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e3a48" style:family="table-cell" style:data-style-name="General">
      <style:table-cell-properties fo:background-color="#ccffff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e38c8" style:family="table-cell" style:data-style-name="NDC-1">
      <style:table-cell-properties fo:background-color="#ccffff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e3b08" style:family="table-cell" style:data-style-name="NDC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e350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e3b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e2f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e368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e4048" style:family="table-cell" style:data-style-name="General">
      <style:table-cell-properties fo:background-color="#ccffff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e3d48" style:family="table-cell" style:data-style-name="General">
      <style:table-cell-properties fo:background-color="#00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e4108" style:family="table-cell" style:data-style-name="General">
      <style:table-cell-properties fo:background-color="#ccffff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e41c8" style:family="table-cell" style:data-style-name="General">
      <style:table-cell-properties fo:background-color="#ccffff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e3e08" style:family="table-cell" style:data-style-name="General">
      <style:table-cell-properties fo:background-color="#00ffff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e3e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e3c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de3f8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64.01pt" style:use-optimal-column-width="true"/>
    </style:style>
    <style:style style:name="ACOL-2" style:family="table-column">
      <style:table-column-properties style:column-width="88.75pt" style:use-optimal-column-width="true"/>
    </style:style>
    <style:style style:name="ACOL-3" style:family="table-column">
      <style:table-column-properties style:column-width="206.11pt" style:use-optimal-column-width="true"/>
    </style:style>
    <style:style style:name="ACOL-4" style:family="table-column">
      <style:table-column-properties style:column-width="66.36pt" style:use-optimal-column-width="true"/>
    </style:style>
    <style:style style:name="ACOL-5" style:family="table-column">
      <style:table-column-properties style:column-width="84.10pt" style:use-optimal-column-width="true"/>
    </style:style>
    <style:style style:name="ACOL-6" style:family="table-column"/>
    <style:style style:name="ACOL-7" style:family="table-column">
      <style:table-column-properties style:column-width="141.25pt" style:use-optimal-column-width="true"/>
    </style:style>
    <style:style style:name="ACOL-8" style:family="table-column">
      <style:table-column-properties style:column-width="304.89pt" style:use-optimal-column-width="true"/>
    </style:style>
    <style:style style:name="ACOL-9" style:family="table-column">
      <style:table-column-properties style:column-width="122.71pt" style:use-optimal-column-width="true"/>
    </style:style>
    <style:style style:name="ACOL-10" style:family="table-column">
      <style:table-column-properties style:column-width="116.56pt" style:use-optimal-column-width="true"/>
    </style:style>
    <style:style style:name="ACOL-11" style:family="table-column">
      <style:table-column-properties style:column-width="101.91pt" style:use-optimal-column-width="true"/>
    </style:style>
    <style:style style:name="ACOL-12" style:family="table-column">
      <style:table-column-properties style:column-width="104.94pt" style:use-optimal-column-width="true"/>
    </style:style>
    <style:style style:name="ACOL-13" style:family="table-column">
      <style:table-column-properties style:column-width="107.25pt" style:use-optimal-column-width="false"/>
    </style:style>
    <style:style style:name="ACOL-14" style:family="table-column">
      <style:table-column-properties style:column-width="99.00pt" style:use-optimal-column-width="false"/>
    </style:style>
    <style:style style:name="ACOL-15" style:family="table-column">
      <style:table-column-properties style:column-width="98.25pt" style:use-optimal-column-width="false"/>
    </style:style>
    <style:style style:name="ACOL-16" style:family="table-column">
      <style:table-column-properties style:column-width="93.75pt" style:use-optimal-column-width="false"/>
    </style:style>
    <style:style style:name="ACOL-17" style:family="table-column">
      <style:table-column-properties style:column-width="206.25pt" style:use-optimal-column-width="false"/>
    </style:style>
    <style:style style:name="ACOL-18" style:family="table-column">
      <style:table-column-properties style:column-width="90.00pt" style:use-optimal-column-width="false"/>
    </style:style>
    <style:style style:name="ACOL-19" style:family="table-column">
      <style:table-column-properties style:column-width="176.25pt" style:use-optimal-column-width="false"/>
    </style:style>
    <style:style style:name="ACOL-20" style:family="table-column">
      <style:table-column-properties style:column-width="84.00pt" style:use-optimal-column-width="false"/>
    </style:style>
    <style:style style:name="AROW-1" style:family="table-row">
      <style:table-row-properties style:row-height="12.10pt" style:use-optimal-row-height="true"/>
    </style:style>
    <style:style style:name="AROW-2" style:family="table-row">
      <style:table-row-properties style:row-height="12.64pt" style:use-optimal-row-height="true"/>
    </style:style>
    <style:style style:name="AROW-3" style:family="table-row"/>
    <style:style style:name="AROW-4" style:family="table-row">
      <style:table-row-properties style:row-height="13.50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Full1" table:style-name="ta-0x8daf068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2"/>
        <table:table-column table:style-name="ACOL-0" table:number-columns-repeated="250"/>
        <table:table-row table:style-name="AROW-1">
          <table:table-cell table:style-name="ACE-0x8de26c8" office:value-type="string" office:string-value="ID">
            <text:p>ID</text:p>
          </table:table-cell>
          <table:table-cell table:style-name="ACE-0x8de2788" office:value-type="string" office:string-value="ESCUDERIA">
            <text:p>ESCUDERIA</text:p>
          </table:table-cell>
          <table:table-cell table:style-name="ACE-0x8de2788" office:value-type="string" office:string-value="PILOTOS ">
            <text:p>PILOTOS </text:p>
          </table:table-cell>
          <table:table-cell table:style-name="ACE-0x8de2788" office:value-type="string" office:string-value="G. PREMIOS">
            <text:p>G. PREMIOS</text:p>
          </table:table-cell>
          <table:table-cell table:style-name="ACE-0x8de2788" office:value-type="string" office:string-value="CLASIFICACION">
            <text:p>CLASIFICACION</text:p>
          </table:table-cell>
          <table:table-cell table:style-name="ACE-0x8de26c8" office:value-type="string" office:string-value="NAC. PILOTO">
            <text:p>NAC. PILOTO</text:p>
          </table:table-cell>
          <table:table-cell table:number-columns-repeated="250" table:style-name="Gnumeric-default"/>
        </table:table-row>
        <table:table-row table:style-name="AROW-2">
          <table:table-cell table:style-name="ACE-0x8de2848" office:value-type="float" office:value="1001">
            <text:p>1001</text:p>
          </table:table-cell>
          <table:table-cell table:style-name="ACE-0x8de2848" office:value-type="string" office:string-value="Mercedes">
            <text:p>Mercedes</text:p>
          </table:table-cell>
          <table:table-cell table:style-name="ACE-0x8de2848" office:value-type="string" office:string-value="Lewis Hamilton">
            <text:p>Lewis Hamilton</text:p>
          </table:table-cell>
          <table:table-cell table:style-name="ACE-0x8de2848" office:value-type="string" office:string-value="Australia ">
            <text:p>Australia </text:p>
          </table:table-cell>
          <table:table-cell table:style-name="ACE-0x8de2908" office:value-type="float" office:value="277">
            <text:p>277</text:p>
          </table:table-cell>
          <table:table-cell table:style-name="ACE-0x8de2848" office:value-type="string" office:string-value="Gran Bretaña">
            <text:p>Gran Bretaña</text:p>
          </table:table-cell>
          <table:table-cell table:number-columns-repeated="250" table:style-name="Gnumeric-default"/>
        </table:table-row>
        <table:table-row table:style-name="AROW-2">
          <table:table-cell table:style-name="ACE-0x8de2848" office:value-type="float" office:value="1002">
            <text:p>1002</text:p>
          </table:table-cell>
          <table:table-cell table:style-name="ACE-0x8de2848" office:value-type="string" office:string-value="Mercedes">
            <text:p>Mercedes</text:p>
          </table:table-cell>
          <table:table-cell table:style-name="ACE-0x8de2848" office:value-type="string" office:string-value="Nico Rosberg">
            <text:p>Nico Rosberg</text:p>
          </table:table-cell>
          <table:table-cell table:style-name="ACE-0x8de2848" office:value-type="string" office:string-value="Malasia">
            <text:p>Malasia</text:p>
          </table:table-cell>
          <table:table-cell table:style-name="ACE-0x8de2908" office:value-type="float" office:value="229">
            <text:p>229</text:p>
          </table:table-cell>
          <table:table-cell table:style-name="ACE-0x8de2848" office:value-type="string" office:string-value="Alemania">
            <text:p>Alemania</text:p>
          </table:table-cell>
          <table:table-cell table:number-columns-repeated="250" table:style-name="Gnumeric-default"/>
        </table:table-row>
        <table:table-row table:style-name="AROW-2">
          <table:table-cell table:style-name="ACE-0x8de2848" office:value-type="float" office:value="2001">
            <text:p>2001</text:p>
          </table:table-cell>
          <table:table-cell table:style-name="ACE-0x8de2848" office:value-type="string" office:string-value="McLaren">
            <text:p>McLaren</text:p>
          </table:table-cell>
          <table:table-cell table:style-name="ACE-0x8de2848" office:value-type="string" office:string-value="Fernando Alonso">
            <text:p>Fernando Alonso</text:p>
          </table:table-cell>
          <table:table-cell table:style-name="ACE-0x8de2848" office:value-type="string" office:string-value="China">
            <text:p>China</text:p>
          </table:table-cell>
          <table:table-cell table:style-name="ACE-0x8de2908" office:value-type="float" office:value="11">
            <text:p>11</text:p>
          </table:table-cell>
          <table:table-cell table:style-name="ACE-0x8de2848" office:value-type="string" office:string-value="España">
            <text:p>España</text:p>
          </table:table-cell>
          <table:table-cell table:number-columns-repeated="250" table:style-name="Gnumeric-default"/>
        </table:table-row>
        <table:table-row table:style-name="AROW-2">
          <table:table-cell table:style-name="ACE-0x8de2848" office:value-type="float" office:value="2002">
            <text:p>2002</text:p>
          </table:table-cell>
          <table:table-cell table:style-name="ACE-0x8de2848" office:value-type="string" office:string-value="McLaren">
            <text:p>McLaren</text:p>
          </table:table-cell>
          <table:table-cell table:style-name="ACE-0x8de2848" office:value-type="string" office:string-value="Jenson Buton">
            <text:p>Jenson Buton</text:p>
          </table:table-cell>
          <table:table-cell table:style-name="ACE-0x8de2848" office:value-type="string" office:string-value="Berlin">
            <text:p>Berlin</text:p>
          </table:table-cell>
          <table:table-cell table:style-name="ACE-0x8de2908" office:value-type="float" office:value="6">
            <text:p>6</text:p>
          </table:table-cell>
          <table:table-cell table:style-name="ACE-0x8de2848" office:value-type="string" office:string-value="Gran Bretaña">
            <text:p>Gran Bretaña</text:p>
          </table:table-cell>
          <table:table-cell table:number-columns-repeated="250" table:style-name="Gnumeric-default"/>
        </table:table-row>
        <table:table-row table:style-name="AROW-2">
          <table:table-cell table:style-name="ACE-0x8de2848" office:value-type="float" office:value="3001">
            <text:p>3001</text:p>
          </table:table-cell>
          <table:table-cell table:style-name="ACE-0x8de2848" office:value-type="string" office:string-value="Ferrari">
            <text:p>Ferrari</text:p>
          </table:table-cell>
          <table:table-cell table:style-name="ACE-0x8de2848" office:value-type="string" office:string-value="Sebastian Vettel">
            <text:p>Sebastian Vettel</text:p>
          </table:table-cell>
          <table:table-cell table:style-name="ACE-0x8de2848" office:value-type="string" office:string-value="España">
            <text:p>España</text:p>
          </table:table-cell>
          <table:table-cell table:style-name="ACE-0x8de2908" office:value-type="float" office:value="218">
            <text:p>218</text:p>
          </table:table-cell>
          <table:table-cell table:style-name="ACE-0x8de2848" office:value-type="string" office:string-value="Alemania">
            <text:p>Alemania</text:p>
          </table:table-cell>
          <table:table-cell table:number-columns-repeated="250" table:style-name="Gnumeric-default"/>
        </table:table-row>
        <table:table-row table:style-name="AROW-2">
          <table:table-cell table:style-name="ACE-0x8de2848" office:value-type="float" office:value="3002">
            <text:p>3002</text:p>
          </table:table-cell>
          <table:table-cell table:style-name="ACE-0x8de2848" office:value-type="string" office:string-value="Ferrari">
            <text:p>Ferrari</text:p>
          </table:table-cell>
          <table:table-cell table:style-name="ACE-0x8de2848" office:value-type="string" office:string-value="Kimi Raikkonen">
            <text:p>Kimi Raikkonen</text:p>
          </table:table-cell>
          <table:table-cell table:style-name="ACE-0x8de2848" office:value-type="string" office:string-value="Mónaco ">
            <text:p>Mónaco </text:p>
          </table:table-cell>
          <table:table-cell table:style-name="ACE-0x8de2908" office:value-type="float" office:value="119">
            <text:p>119</text:p>
          </table:table-cell>
          <table:table-cell table:style-name="ACE-0x8de2848" office:value-type="string" office:string-value="Finlandia">
            <text:p>Finlandia</text:p>
          </table:table-cell>
          <table:table-cell table:number-columns-repeated="250" table:style-name="Gnumeric-default"/>
        </table:table-row>
        <table:table-row table:style-name="AROW-2">
          <table:table-cell table:style-name="ACE-0x8de2848" office:value-type="float" office:value="4001">
            <text:p>4001</text:p>
          </table:table-cell>
          <table:table-cell table:style-name="ACE-0x8de2848" office:value-type="string" office:string-value="Red Bull R.">
            <text:p>Red Bull R.</text:p>
          </table:table-cell>
          <table:table-cell table:style-name="ACE-0x8de2848" office:value-type="string" office:string-value="Daniel Ricciardo">
            <text:p>Daniel Ricciardo</text:p>
          </table:table-cell>
          <table:table-cell table:style-name="ACE-0x8de2848" office:value-type="string" office:string-value="Canada">
            <text:p>Canada</text:p>
          </table:table-cell>
          <table:table-cell table:style-name="ACE-0x8de2908" office:value-type="float" office:value="73">
            <text:p>73</text:p>
          </table:table-cell>
          <table:table-cell table:style-name="ACE-0x8de2848" office:value-type="string" office:string-value="Australia">
            <text:p>Australia</text:p>
          </table:table-cell>
          <table:table-cell table:number-columns-repeated="250" table:style-name="Gnumeric-default"/>
        </table:table-row>
        <table:table-row table:style-name="AROW-2">
          <table:table-cell table:style-name="ACE-0x8de2848" office:value-type="float" office:value="4002">
            <text:p>4002</text:p>
          </table:table-cell>
          <table:table-cell table:style-name="ACE-0x8de2848" office:value-type="string" office:string-value="Red Bull R.">
            <text:p>Red Bull R.</text:p>
          </table:table-cell>
          <table:table-cell table:style-name="ACE-0x8de2848" office:value-type="string" office:string-value="Daniil Kvyat">
            <text:p>Daniil Kvyat</text:p>
          </table:table-cell>
          <table:table-cell table:style-name="ACE-0x8de2848" office:value-type="string" office:string-value="Austria ">
            <text:p>Austria </text:p>
          </table:table-cell>
          <table:table-cell table:style-name="ACE-0x8de2908" office:value-type="float" office:value="66">
            <text:p>66</text:p>
          </table:table-cell>
          <table:table-cell table:style-name="ACE-0x8de2848" office:value-type="string" office:string-value="Russia">
            <text:p>Russia</text:p>
          </table:table-cell>
          <table:table-cell table:number-columns-repeated="250" table:style-name="Gnumeric-default"/>
        </table:table-row>
        <table:table-row table:style-name="AROW-2">
          <table:table-cell table:style-name="ACE-0x8de2848" office:value-type="float" office:value="5001">
            <text:p>5001</text:p>
          </table:table-cell>
          <table:table-cell table:style-name="ACE-0x8de2848" office:value-type="string" office:string-value="Williams">
            <text:p>Williams</text:p>
          </table:table-cell>
          <table:table-cell table:style-name="ACE-0x8de2848" office:value-type="string" office:string-value="Felipe Massa">
            <text:p>Felipe Massa</text:p>
          </table:table-cell>
          <table:table-cell table:style-name="ACE-0x8de2848" office:value-type="string" office:string-value="Gran Bretaña">
            <text:p>Gran Bretaña</text:p>
          </table:table-cell>
          <table:table-cell table:style-name="ACE-0x8de2908" office:value-type="float" office:value="97">
            <text:p>97</text:p>
          </table:table-cell>
          <table:table-cell table:style-name="ACE-0x8de2848" office:value-type="string" office:string-value="Brasil">
            <text:p>Brasil</text:p>
          </table:table-cell>
          <table:table-cell table:number-columns-repeated="250" table:style-name="Gnumeric-default"/>
        </table:table-row>
        <table:table-row table:style-name="AROW-2">
          <table:table-cell table:style-name="ACE-0x8de2848" office:value-type="float" office:value="5002">
            <text:p>5002</text:p>
          </table:table-cell>
          <table:table-cell table:style-name="ACE-0x8de2848" office:value-type="string" office:string-value="Williams">
            <text:p>Williams</text:p>
          </table:table-cell>
          <table:table-cell table:style-name="ACE-0x8de2848" office:value-type="string" office:string-value="Valtteri Bottas">
            <text:p>Valtteri Bottas</text:p>
          </table:table-cell>
          <table:table-cell table:style-name="ACE-0x8de2848" office:value-type="string" office:string-value="Hungria ">
            <text:p>Hungria </text:p>
          </table:table-cell>
          <table:table-cell table:style-name="ACE-0x8de2908" office:value-type="float" office:value="111">
            <text:p>111</text:p>
          </table:table-cell>
          <table:table-cell table:style-name="ACE-0x8de2848" office:value-type="string" office:string-value="Finlandia">
            <text:p>Finlandia</text:p>
          </table:table-cell>
          <table:table-cell table:number-columns-repeated="250" table:style-name="Gnumeric-default"/>
        </table:table-row>
        <table:table-row table:style-name="AROW-2">
          <table:table-cell table:style-name="ACE-0x8de2848" office:value-type="float" office:value="6001">
            <text:p>6001</text:p>
          </table:table-cell>
          <table:table-cell table:style-name="ACE-0x8de2848" office:value-type="string" office:string-value="Toro Rosso">
            <text:p>Toro Rosso</text:p>
          </table:table-cell>
          <table:table-cell table:style-name="ACE-0x8de2848" office:value-type="string" office:string-value="Carlos Saintz">
            <text:p>Carlos Saintz</text:p>
          </table:table-cell>
          <table:table-cell table:style-name="ACE-0x8de2848" office:value-type="string" office:string-value="Bélgica">
            <text:p>Bélgica</text:p>
          </table:table-cell>
          <table:table-cell table:style-name="ACE-0x8de2908" office:value-type="float" office:value="12">
            <text:p>12</text:p>
          </table:table-cell>
          <table:table-cell table:style-name="ACE-0x8de2848" office:value-type="string" office:string-value="España">
            <text:p>España</text:p>
          </table:table-cell>
          <table:table-cell table:number-columns-repeated="250" table:style-name="Gnumeric-default"/>
        </table:table-row>
        <table:table-row table:style-name="AROW-2">
          <table:table-cell table:style-name="ACE-0x8de2848" office:value-type="float" office:value="6002">
            <text:p>6002</text:p>
          </table:table-cell>
          <table:table-cell table:style-name="ACE-0x8de2848" office:value-type="string" office:string-value="Toro Rosso">
            <text:p>Toro Rosso</text:p>
          </table:table-cell>
          <table:table-cell table:style-name="ACE-0x8de2848" office:value-type="string" office:string-value="Max Verstappen">
            <text:p>Max Verstappen</text:p>
          </table:table-cell>
          <table:table-cell table:style-name="ACE-0x8de2848" office:value-type="string" office:string-value="Italia">
            <text:p>Italia</text:p>
          </table:table-cell>
          <table:table-cell table:style-name="ACE-0x8de2908" office:value-type="float" office:value="32">
            <text:p>32</text:p>
          </table:table-cell>
          <table:table-cell table:style-name="ACE-0x8de2848" office:value-type="string" office:string-value="Holanda">
            <text:p>Holanda</text:p>
          </table:table-cell>
          <table:table-cell table:number-columns-repeated="250" table:style-name="Gnumeric-default"/>
        </table:table-row>
        <table:table-row table:style-name="AROW-2">
          <table:table-cell table:style-name="ACE-0x8de2848" office:value-type="float" office:value="7001">
            <text:p>7001</text:p>
          </table:table-cell>
          <table:table-cell table:style-name="ACE-0x8de2848" office:value-type="string" office:string-value="Lotus">
            <text:p>Lotus</text:p>
          </table:table-cell>
          <table:table-cell table:style-name="ACE-0x8de2848" office:value-type="string" office:string-value="Romain Grosjean">
            <text:p>Romain Grosjean</text:p>
          </table:table-cell>
          <table:table-cell table:style-name="ACE-0x8de2848" office:value-type="string" office:string-value="Singapur">
            <text:p>Singapur</text:p>
          </table:table-cell>
          <table:table-cell table:style-name="ACE-0x8de2908" office:value-type="float" office:value="44">
            <text:p>44</text:p>
          </table:table-cell>
          <table:table-cell table:style-name="ACE-0x8de2848" office:value-type="string" office:string-value="Francia">
            <text:p>Francia</text:p>
          </table:table-cell>
          <table:table-cell table:number-columns-repeated="250" table:style-name="Gnumeric-default"/>
        </table:table-row>
        <table:table-row table:style-name="AROW-2">
          <table:table-cell table:style-name="ACE-0x8de2848" office:value-type="float" office:value="7002">
            <text:p>7002</text:p>
          </table:table-cell>
          <table:table-cell table:style-name="ACE-0x8de2848" office:value-type="string" office:string-value="Lotus">
            <text:p>Lotus</text:p>
          </table:table-cell>
          <table:table-cell table:style-name="ACE-0x8de2848" office:value-type="string" office:string-value="Pastor Maldonado">
            <text:p>Pastor Maldonado</text:p>
          </table:table-cell>
          <table:table-cell table:style-name="ACE-0x8de2848" office:value-type="string" office:string-value="Japón ">
            <text:p>Japón </text:p>
          </table:table-cell>
          <table:table-cell table:style-name="ACE-0x8de2908" office:value-type="float" office:value="16">
            <text:p>16</text:p>
          </table:table-cell>
          <table:table-cell table:style-name="ACE-0x8de2848" office:value-type="string" office:string-value="Venezuela">
            <text:p>Venezuela</text:p>
          </table:table-cell>
          <table:table-cell table:number-columns-repeated="250" table:style-name="Gnumeric-default"/>
        </table:table-row>
        <table:table-row table:style-name="AROW-2">
          <table:table-cell table:style-name="ACE-0x8de2848" office:value-type="float" office:value="8001">
            <text:p>8001</text:p>
          </table:table-cell>
          <table:table-cell table:style-name="ACE-0x8de2848" office:value-type="string" office:string-value="Force India">
            <text:p>Force India</text:p>
          </table:table-cell>
          <table:table-cell table:style-name="ACE-0x8de2848" office:value-type="string" office:string-value="Niko Hülkemberg">
            <text:p>Niko Hülkemberg</text:p>
          </table:table-cell>
          <table:table-cell table:style-name="ACE-0x8de2848" office:value-type="string" office:string-value="Russia">
            <text:p>Russia</text:p>
          </table:table-cell>
          <table:table-cell table:style-name="ACE-0x8de2908" office:value-type="float" office:value="38">
            <text:p>38</text:p>
          </table:table-cell>
          <table:table-cell table:style-name="ACE-0x8de2848" office:value-type="string" office:string-value="Alemania">
            <text:p>Alemania</text:p>
          </table:table-cell>
          <table:table-cell table:number-columns-repeated="250" table:style-name="Gnumeric-default"/>
        </table:table-row>
        <table:table-row table:style-name="AROW-2">
          <table:table-cell table:style-name="ACE-0x8de2848" office:value-type="float" office:value="8002">
            <text:p>8002</text:p>
          </table:table-cell>
          <table:table-cell table:style-name="ACE-0x8de2848" office:value-type="string" office:string-value="Force India">
            <text:p>Force India</text:p>
          </table:table-cell>
          <table:table-cell table:style-name="ACE-0x8de2848" office:value-type="string" office:string-value="Sergio Pérez">
            <text:p>Sergio Pérez</text:p>
          </table:table-cell>
          <table:table-cell table:style-name="ACE-0x8de2848" office:value-type="string" office:string-value="EE.UU">
            <text:p>EE.UU</text:p>
          </table:table-cell>
          <table:table-cell table:style-name="ACE-0x8de2908" office:value-type="float" office:value="39">
            <text:p>39</text:p>
          </table:table-cell>
          <table:table-cell table:style-name="ACE-0x8de2848" office:value-type="string" office:string-value="México">
            <text:p>México</text:p>
          </table:table-cell>
          <table:table-cell table:number-columns-repeated="250" table:style-name="Gnumeric-default"/>
        </table:table-row>
        <table:table-row table:style-name="AROW-2">
          <table:table-cell table:style-name="ACE-0x8de2848" office:value-type="float" office:value="9001">
            <text:p>9001</text:p>
          </table:table-cell>
          <table:table-cell table:style-name="ACE-0x8de2848" office:value-type="string" office:string-value="Sauber">
            <text:p>Sauber</text:p>
          </table:table-cell>
          <table:table-cell table:style-name="ACE-0x8de2848" office:value-type="string" office:string-value="Marcus Ericsson">
            <text:p>Marcus Ericsson</text:p>
          </table:table-cell>
          <table:table-cell table:style-name="ACE-0x8de2848" office:value-type="string" office:string-value="México">
            <text:p>México</text:p>
          </table:table-cell>
          <table:table-cell table:style-name="ACE-0x8de2908" office:value-type="float" office:value="9">
            <text:p>9</text:p>
          </table:table-cell>
          <table:table-cell table:style-name="ACE-0x8de2848" office:value-type="string" office:string-value="Suecia ">
            <text:p>Suecia </text:p>
          </table:table-cell>
          <table:table-cell table:number-columns-repeated="250" table:style-name="Gnumeric-default"/>
        </table:table-row>
        <table:table-row table:style-name="AROW-2">
          <table:table-cell table:style-name="ACE-0x8de2848" office:value-type="float" office:value="9002">
            <text:p>9002</text:p>
          </table:table-cell>
          <table:table-cell table:style-name="ACE-0x8de2848" office:value-type="string" office:string-value="Sauber">
            <text:p>Sauber</text:p>
          </table:table-cell>
          <table:table-cell table:style-name="ACE-0x8de2848" office:value-type="string" office:string-value="Felipe Nasr">
            <text:p>Felipe Nasr</text:p>
          </table:table-cell>
          <table:table-cell table:style-name="ACE-0x8de2848" office:value-type="string" office:string-value="Brasil">
            <text:p>Brasil</text:p>
          </table:table-cell>
          <table:table-cell table:style-name="ACE-0x8de2908" office:value-type="string" office:string-value="N/A">
            <text:p>N/A</text:p>
          </table:table-cell>
          <table:table-cell table:style-name="ACE-0x8de2848" office:value-type="string" office:string-value="N/A">
            <text:p>N/A</text:p>
          </table:table-cell>
          <table:table-cell table:number-columns-repeated="250" table:style-name="Gnumeric-default"/>
        </table:table-row>
        <table:table-row table:style-name="AROW-2">
          <table:table-cell table:style-name="ACE-0x8de2848" office:value-type="float" office:value="1101">
            <text:p>1101</text:p>
          </table:table-cell>
          <table:table-cell table:style-name="ACE-0x8de2848" office:value-type="string" office:string-value="Manor">
            <text:p>Manor</text:p>
          </table:table-cell>
          <table:table-cell table:style-name="ACE-0x8de2848" office:value-type="string" office:string-value="Will Stevens">
            <text:p>Will Stevens</text:p>
          </table:table-cell>
          <table:table-cell table:style-name="ACE-0x8de2848" office:value-type="string" office:string-value="Abu Dhabi">
            <text:p>Abu Dhabi</text:p>
          </table:table-cell>
          <table:table-cell table:style-name="ACE-0x8de2908" office:value-type="float" office:value="0">
            <text:p>0</text:p>
          </table:table-cell>
          <table:table-cell table:style-name="ACE-0x8de2848" office:value-type="string" office:string-value="Gran Bretaña">
            <text:p>Gran Bretaña</text:p>
          </table:table-cell>
          <table:table-cell table:number-columns-repeated="250" table:style-name="Gnumeric-default"/>
        </table:table-row>
        <table:table-row table:style-name="AROW-2">
          <table:table-cell table:style-name="ACE-0x8de2848" office:value-type="float" office:value="1102">
            <text:p>1102</text:p>
          </table:table-cell>
          <table:table-cell table:style-name="ACE-0x8de2848" office:value-type="string" office:string-value="Manor">
            <text:p>Manor</text:p>
          </table:table-cell>
          <table:table-cell table:style-name="ACE-0x8de2848" office:value-type="string" office:string-value="Roberto Merhi">
            <text:p>Roberto Merhi</text:p>
          </table:table-cell>
          <table:table-cell table:style-name="ACE-0x8de2848"/>
          <table:table-cell table:style-name="ACE-0x8de2908" office:value-type="float" office:value="0">
            <text:p>0</text:p>
          </table:table-cell>
          <table:table-cell table:style-name="ACE-0x8de2848" office:value-type="string" office:string-value="España">
            <text:p>España</text:p>
          </table:table-cell>
          <table:table-cell table:number-columns-repeated="250" table:style-name="Gnumeric-default"/>
        </table:table-row>
        <table:table-row table:style-name="AROW-0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 table:number-rows-repeated="10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 table:number-rows-repeated="223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 table:number-rows-repeated="3839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 table:number-rows-repeated="61439">
          <table:table-cell table:number-columns-repeated="256" table:style-name="Gnumeric-default"/>
        </table:table-row>
        <table:named-expressions>
          <table:named-expression table:name="Print_Area" table:expression="of:=#REF!" table:base-cell-address="$'Full1'.$A$1"/>
          <table:named-expression table:name="Sheet_Title" table:expression="of:=&quot;Full1&quot;" table:base-cell-address="$'Full1'.$A$1"/>
        </table:named-expressions>
      </table:table>
      <table:table table:name="Full2" table:style-name="ta-0x8daf1c0" table:print="true">
        <office:forms form:automatic-focus="false" form:apply-design-mode="false">
          <form:form/>
        </office:forms>
        <table:table-column table:default-cell-style-name="ACE-0x8de29c8" table:style-name="ACOL-1"/>
        <table:table-column table:default-cell-style-name="ACE-0x8de29c8" table:style-name="ACOL-7"/>
        <table:table-column table:default-cell-style-name="ACE-0x8de29c8" table:style-name="ACOL-8"/>
        <table:table-column table:default-cell-style-name="ACE-0x8de29c8" table:style-name="ACOL-1"/>
        <table:table-column table:default-cell-style-name="ACE-0x8de29c8" table:style-name="ACOL-0" table:number-columns-repeated="252"/>
        <table:table-row table:style-name="AROW-1">
          <table:table-cell table:style-name="ACE-0x8de2a88" office:value-type="string" office:string-value="ID">
            <text:p>ID</text:p>
          </table:table-cell>
          <table:table-cell table:style-name="ACE-0x8de2b48" office:value-type="string" office:string-value="PIZZAS">
            <text:p>PIZZAS</text:p>
          </table:table-cell>
          <table:table-cell table:style-name="ACE-0x8de2b48" office:value-type="string" office:string-value="INGREDIENTES">
            <text:p>INGREDIENTES</text:p>
          </table:table-cell>
          <table:table-cell table:style-name="ACE-0x8de2c08" office:value-type="string" office:string-value="PRECIOS">
            <text:p>PRECIOS</text:p>
          </table:table-cell>
          <table:table-cell table:number-columns-repeated="252" table:style-name="ACE-0x8de29c8"/>
        </table:table-row>
        <table:table-row table:style-name="AROW-4">
          <table:table-cell table:style-name="ACE-0x8de2cc8" office:value-type="float" office:value="1001">
            <text:p>1001</text:p>
          </table:table-cell>
          <table:table-cell table:style-name="ACE-0x8de2cc8" office:value-type="string" office:string-value="Margarita">
            <text:p>Margarita</text:p>
          </table:table-cell>
          <table:table-cell table:style-name="ACE-0x8de2cc8" office:value-type="string" office:string-value="Tomate,queso, oregano">
            <text:p>Tomate,queso, oregano</text:p>
          </table:table-cell>
          <table:table-cell table:style-name="ACE-0x8de2d88" office:value-type="float" office:value="7">
            <text:p>7,00 </text:p>
          </table:table-cell>
          <table:table-cell table:number-columns-repeated="252" table:style-name="ACE-0x8de29c8"/>
        </table:table-row>
        <table:table-row table:style-name="AROW-4">
          <table:table-cell table:style-name="ACE-0x8de2cc8" office:value-type="float" office:value="1002">
            <text:p>1002</text:p>
          </table:table-cell>
          <table:table-cell table:style-name="ACE-0x8de2cc8" office:value-type="string" office:string-value="Hawai">
            <text:p>Hawai</text:p>
          </table:table-cell>
          <table:table-cell table:style-name="ACE-0x8de2cc8" office:value-type="string" office:string-value="Tomate,queso, oregano, jamón, piña">
            <text:p>Tomate,queso, oregano, jamón, piña</text:p>
          </table:table-cell>
          <table:table-cell table:style-name="ACE-0x8de2d88" office:value-type="float" office:value="9">
            <text:p>9,00 </text:p>
          </table:table-cell>
          <table:table-cell table:number-columns-repeated="252" table:style-name="ACE-0x8de29c8"/>
        </table:table-row>
        <table:table-row table:style-name="AROW-4">
          <table:table-cell table:style-name="ACE-0x8de2cc8" office:value-type="float" office:value="1003">
            <text:p>1003</text:p>
          </table:table-cell>
          <table:table-cell table:style-name="ACE-0x8de2cc8" office:value-type="string" office:string-value="Mafiosa">
            <text:p>Mafiosa</text:p>
          </table:table-cell>
          <table:table-cell table:style-name="ACE-0x8de2cc8" office:value-type="string" office:string-value="Tomate,queso, jamon, gamba, oregano">
            <text:p>Tomate,queso, jamon, gamba, oregano</text:p>
          </table:table-cell>
          <table:table-cell table:style-name="ACE-0x8de2d88" office:value-type="float" office:value="10">
            <text:p>10,00 </text:p>
          </table:table-cell>
          <table:table-cell table:number-columns-repeated="252" table:style-name="ACE-0x8de29c8"/>
        </table:table-row>
        <table:table-row table:style-name="AROW-4">
          <table:table-cell table:style-name="ACE-0x8de2cc8" office:value-type="float" office:value="1004">
            <text:p>1004</text:p>
          </table:table-cell>
          <table:table-cell table:style-name="ACE-0x8de2cc8" office:value-type="string" office:string-value="Peperoni">
            <text:p>Peperoni</text:p>
          </table:table-cell>
          <table:table-cell table:style-name="ACE-0x8de2cc8" office:value-type="string" office:string-value="Tomate, queso, jamón, cebolla, peperoni y oregano">
            <text:p>Tomate, queso, jamón, cebolla, peperoni y oregano</text:p>
          </table:table-cell>
          <table:table-cell table:style-name="ACE-0x8de2d88" office:value-type="float" office:value="9.5">
            <text:p>9,50 </text:p>
          </table:table-cell>
          <table:table-cell table:number-columns-repeated="252" table:style-name="ACE-0x8de29c8"/>
        </table:table-row>
        <table:table-row table:style-name="AROW-4">
          <table:table-cell table:style-name="ACE-0x8de2cc8" office:value-type="float" office:value="1005">
            <text:p>1005</text:p>
          </table:table-cell>
          <table:table-cell table:style-name="ACE-0x8de2cc8" office:value-type="string" office:string-value="Napolitana">
            <text:p>Napolitana</text:p>
          </table:table-cell>
          <table:table-cell table:style-name="ACE-0x8de2cc8" office:value-type="string" office:string-value="Tomate, queso, alcaparra, anchoa, aceituna y oregano">
            <text:p>Tomate, queso, alcaparra, anchoa, aceituna y oregano</text:p>
          </table:table-cell>
          <table:table-cell table:style-name="ACE-0x8de2d88" office:value-type="float" office:value="9.5">
            <text:p>9,50 </text:p>
          </table:table-cell>
          <table:table-cell table:number-columns-repeated="252" table:style-name="ACE-0x8de29c8"/>
        </table:table-row>
        <table:table-row table:style-name="AROW-4">
          <table:table-cell table:style-name="ACE-0x8de2cc8" office:value-type="float" office:value="1006">
            <text:p>1006</text:p>
          </table:table-cell>
          <table:table-cell table:style-name="ACE-0x8de2cc8" office:value-type="string" office:string-value="Serrana">
            <text:p>Serrana</text:p>
          </table:table-cell>
          <table:table-cell table:style-name="ACE-0x8de2cc8" office:value-type="string" office:string-value="Tomate, queso,jamón cerrano y oregano">
            <text:p>Tomate, queso,jamón cerrano y oregano</text:p>
          </table:table-cell>
          <table:table-cell table:style-name="ACE-0x8de2d88" office:value-type="float" office:value="9.5">
            <text:p>9,50 </text:p>
          </table:table-cell>
          <table:table-cell table:number-columns-repeated="252" table:style-name="ACE-0x8de29c8"/>
        </table:table-row>
        <table:table-row table:style-name="AROW-4">
          <table:table-cell table:style-name="ACE-0x8de2cc8" office:value-type="float" office:value="1007">
            <text:p>1007</text:p>
          </table:table-cell>
          <table:table-cell table:style-name="ACE-0x8de2cc8" office:value-type="string" office:string-value="Roquefort">
            <text:p>Roquefort</text:p>
          </table:table-cell>
          <table:table-cell table:style-name="ACE-0x8de2cc8" office:value-type="string" office:string-value="Tomate, queso, roquefort y oregano">
            <text:p>Tomate, queso, roquefort y oregano</text:p>
          </table:table-cell>
          <table:table-cell table:style-name="ACE-0x8de2d88" office:value-type="float" office:value="8.5">
            <text:p>8,50 </text:p>
          </table:table-cell>
          <table:table-cell table:number-columns-repeated="252" table:style-name="ACE-0x8de29c8"/>
        </table:table-row>
        <table:table-row table:style-name="AROW-4">
          <table:table-cell table:style-name="ACE-0x8de2cc8" office:value-type="float" office:value="1008">
            <text:p>1008</text:p>
          </table:table-cell>
          <table:table-cell table:style-name="ACE-0x8de2cc8" office:value-type="string" office:string-value="Calzone">
            <text:p>Calzone</text:p>
          </table:table-cell>
          <table:table-cell table:style-name="ACE-0x8de2cc8" office:value-type="string" office:string-value="Tomate, queso, jamón, salsa de ajo y oregano">
            <text:p>Tomate, queso, jamón, salsa de ajo y oregano</text:p>
          </table:table-cell>
          <table:table-cell table:style-name="ACE-0x8de2d88" office:value-type="float" office:value="9">
            <text:p>9,00 </text:p>
          </table:table-cell>
          <table:table-cell table:number-columns-repeated="252" table:style-name="ACE-0x8de29c8"/>
        </table:table-row>
        <table:table-row table:style-name="AROW-4">
          <table:table-cell table:style-name="ACE-0x8de2cc8" office:value-type="float" office:value="1009">
            <text:p>1009</text:p>
          </table:table-cell>
          <table:table-cell table:style-name="ACE-0x8de2cc8" office:value-type="string" office:string-value="Vegetariana">
            <text:p>Vegetariana</text:p>
          </table:table-cell>
          <table:table-cell table:style-name="ACE-0x8de2cc8" office:value-type="string" office:string-value="Tomate, queso,cebolla, champiñón, maíz y aceitunas">
            <text:p>Tomate, queso,cebolla, champiñón, maíz y aceitunas</text:p>
          </table:table-cell>
          <table:table-cell table:style-name="ACE-0x8de2d88" office:value-type="float" office:value="9.5">
            <text:p>9,50 </text:p>
          </table:table-cell>
          <table:table-cell table:number-columns-repeated="252" table:style-name="ACE-0x8de29c8"/>
        </table:table-row>
        <table:table-row table:style-name="AROW-4">
          <table:table-cell table:style-name="ACE-0x8de2cc8" office:value-type="float" office:value="1010">
            <text:p>1010</text:p>
          </table:table-cell>
          <table:table-cell table:style-name="ACE-0x8de2cc8" office:value-type="string" office:string-value="Chorizo">
            <text:p>Chorizo</text:p>
          </table:table-cell>
          <table:table-cell table:style-name="ACE-0x8de2cc8" office:value-type="string" office:string-value="Tomate, queso, chorizo de pueblo y oregano">
            <text:p>Tomate, queso, chorizo de pueblo y oregano</text:p>
          </table:table-cell>
          <table:table-cell table:style-name="ACE-0x8de2d88" office:value-type="float" office:value="8">
            <text:p>8,00 </text:p>
          </table:table-cell>
          <table:table-cell table:number-columns-repeated="252" table:style-name="ACE-0x8de29c8"/>
        </table:table-row>
        <table:table-row table:style-name="AROW-4">
          <table:table-cell table:style-name="ACE-0x8de2cc8" office:value-type="float" office:value="1011">
            <text:p>1011</text:p>
          </table:table-cell>
          <table:table-cell table:style-name="ACE-0x8de2cc8" office:value-type="string" office:string-value="Caprichosa ">
            <text:p>Caprichosa </text:p>
          </table:table-cell>
          <table:table-cell table:style-name="ACE-0x8de2cc8" office:value-type="string" office:string-value="Tomate, queso, champiñón, jamón y oregano">
            <text:p>Tomate, queso, champiñón, jamón y oregano</text:p>
          </table:table-cell>
          <table:table-cell table:style-name="ACE-0x8de2d88" office:value-type="float" office:value="9">
            <text:p>9,00 </text:p>
          </table:table-cell>
          <table:table-cell table:number-columns-repeated="252" table:style-name="ACE-0x8de29c8"/>
        </table:table-row>
        <table:table-row table:style-name="AROW-4">
          <table:table-cell table:style-name="ACE-0x8de2cc8" office:value-type="float" office:value="1012">
            <text:p>1012</text:p>
          </table:table-cell>
          <table:table-cell table:style-name="ACE-0x8de2cc8" office:value-type="string" office:string-value="Champiñon">
            <text:p>Champiñon</text:p>
          </table:table-cell>
          <table:table-cell table:style-name="ACE-0x8de2cc8" office:value-type="string" office:string-value="Tomate, queso, champiñón y oregano">
            <text:p>Tomate, queso, champiñón y oregano</text:p>
          </table:table-cell>
          <table:table-cell table:style-name="ACE-0x8de2d88" office:value-type="float" office:value="8">
            <text:p>8,00 </text:p>
          </table:table-cell>
          <table:table-cell table:number-columns-repeated="252" table:style-name="ACE-0x8de29c8"/>
        </table:table-row>
        <table:table-row table:style-name="AROW-4">
          <table:table-cell table:style-name="ACE-0x8de2cc8" office:value-type="float" office:value="1013">
            <text:p>1013</text:p>
          </table:table-cell>
          <table:table-cell table:style-name="ACE-0x8de2e48" office:value-type="string" office:string-value="4 Estaciones">
            <text:p>4 Estaciones</text:p>
          </table:table-cell>
          <table:table-cell table:style-name="ACE-0x8de2cc8" office:value-type="string" office:string-value="Tomate, queso, , gambas, aceituna, jamón, champiñón y oregano">
            <text:p>Tomate, queso, , gambas, aceituna, jamón, champiñón y oregano</text:p>
          </table:table-cell>
          <table:table-cell table:style-name="ACE-0x8de2d88" office:value-type="float" office:value="9.5">
            <text:p>9,50 </text:p>
          </table:table-cell>
          <table:table-cell table:number-columns-repeated="252" table:style-name="ACE-0x8de29c8"/>
        </table:table-row>
        <table:table-row table:style-name="AROW-0">
          <table:table-cell table:number-columns-repeated="8" table:style-name="ACE-0x8de29c8"/>
          <table:table-cell table:number-columns-repeated="56" table:style-name="ACE-0x8de29c8"/>
          <table:table-cell table:number-columns-repeated="192" table:style-name="ACE-0x8de29c8"/>
        </table:table-row>
        <table:table-row table:style-name="AROW-0">
          <table:table-cell table:number-columns-repeated="8" table:style-name="ACE-0x8de29c8"/>
          <table:table-cell table:number-columns-repeated="56" table:style-name="ACE-0x8de29c8"/>
          <table:table-cell table:number-columns-repeated="192" table:style-name="ACE-0x8de29c8"/>
        </table:table-row>
        <table:table-row table:style-name="AROW-0">
          <table:table-cell table:number-columns-repeated="8" table:style-name="ACE-0x8de29c8"/>
          <table:table-cell table:number-columns-repeated="56" table:style-name="ACE-0x8de29c8"/>
          <table:table-cell table:number-columns-repeated="192" table:style-name="ACE-0x8de29c8"/>
        </table:table-row>
        <table:table-row table:style-name="AROW-0" table:number-rows-repeated="239">
          <table:table-cell table:number-columns-repeated="8" table:style-name="ACE-0x8de29c8"/>
          <table:table-cell table:number-columns-repeated="56" table:style-name="ACE-0x8de29c8"/>
          <table:table-cell table:number-columns-repeated="192" table:style-name="ACE-0x8de29c8"/>
        </table:table-row>
        <table:table-row table:style-name="AROW-0">
          <table:table-cell table:number-columns-repeated="64" table:style-name="ACE-0x8de29c8"/>
          <table:table-cell table:number-columns-repeated="192" table:style-name="ACE-0x8de29c8"/>
        </table:table-row>
        <table:table-row table:style-name="AROW-0" table:number-rows-repeated="3839">
          <table:table-cell table:number-columns-repeated="64" table:style-name="ACE-0x8de29c8"/>
          <table:table-cell table:number-columns-repeated="192" table:style-name="ACE-0x8de29c8"/>
        </table:table-row>
        <table:table-row table:style-name="AROW-0">
          <table:table-cell table:number-columns-repeated="256" table:style-name="ACE-0x8de29c8"/>
        </table:table-row>
        <table:table-row table:style-name="AROW-0" table:number-rows-repeated="61439">
          <table:table-cell table:number-columns-repeated="256" table:style-name="ACE-0x8de29c8"/>
        </table:table-row>
        <table:named-expressions>
          <table:named-expression table:name="Print_Area" table:expression="of:=#REF!" table:base-cell-address="$'Full2'.$A$1"/>
          <table:named-expression table:name="Sheet_Title" table:expression="of:=&quot;Full2&quot;" table:base-cell-address="$'Full2'.$A$1"/>
        </table:named-expressions>
      </table:table>
      <table:table table:name="Full3" table:style-name="ta-0x8daf318" table:print="true">
        <office:forms form:automatic-focus="false" form:apply-design-mode="false">
          <form:form/>
        </office:forms>
        <table:table-column table:default-cell-style-name="ACE-0x8de2f08" table:style-name="ACOL-1"/>
        <table:table-column table:default-cell-style-name="ACE-0x8de2f08" table:style-name="ACOL-9"/>
        <table:table-column table:default-cell-style-name="ACE-0x8de2f08" table:style-name="ACOL-10"/>
        <table:table-column table:default-cell-style-name="ACE-0x8de2f08" table:style-name="ACOL-11"/>
        <table:table-column table:default-cell-style-name="ACE-0x8de2f08" table:style-name="ACOL-12"/>
        <table:table-column table:default-cell-style-name="ACE-0x8de2f08" table:style-name="ACOL-1"/>
        <table:table-column table:default-cell-style-name="ACE-0x8de2f08" table:style-name="ACOL-13"/>
        <table:table-column table:default-cell-style-name="ACE-0x8de2f08" table:style-name="ACOL-14"/>
        <table:table-column table:default-cell-style-name="ACE-0x8de2f08" table:style-name="ACOL-0" table:number-columns-repeated="248"/>
        <table:table-row table:style-name="AROW-4">
          <table:table-cell table:style-name="ACE-0x8de2fc8" office:value-type="string" office:string-value="ID">
            <text:p>ID</text:p>
          </table:table-cell>
          <table:table-cell table:style-name="ACE-0x8de3088" office:value-type="string" office:string-value="PRECIO">
            <text:p>PRECIO</text:p>
          </table:table-cell>
          <table:table-cell table:style-name="ACE-0x8de3088" office:value-type="string" office:string-value="TIPO DE PISO ">
            <text:p>TIPO DE PISO </text:p>
          </table:table-cell>
          <table:table-cell table:style-name="ACE-0x8de3088" office:value-type="string" office:string-value="HABITACIONES">
            <text:p>HABITACIONES</text:p>
          </table:table-cell>
          <table:table-cell table:style-name="ACE-0x8de3088" office:value-type="string" office:string-value="ALQUILER O VENTA">
            <text:p>ALQUILER O VENTA</text:p>
          </table:table-cell>
          <table:table-cell table:style-name="ACE-0x8de3088" office:value-type="string" office:string-value="M2">
            <text:p>M2</text:p>
          </table:table-cell>
          <table:table-cell table:style-name="ACE-0x8de3088" office:value-type="string" office:string-value="LUGAR">
            <text:p>LUGAR</text:p>
          </table:table-cell>
          <table:table-cell table:style-name="ACE-0x8de3148" office:value-type="string" office:string-value="TEL. CONTACTO">
            <text:p>TEL. CONTACTO</text:p>
          </table:table-cell>
          <table:table-cell table:number-columns-repeated="248" table:style-name="ACE-0x8de2f08"/>
        </table:table-row>
        <table:table-row table:style-name="AROW-4">
          <table:table-cell table:style-name="ACE-0x8de3208" office:value-type="float" office:value="1001">
            <text:p>1001</text:p>
          </table:table-cell>
          <table:table-cell table:style-name="ACE-0x8de32c8" office:value-type="float" office:value="2650000">
            <text:p><text:s/>2.650.000,00</text:p>
          </table:table-cell>
          <table:table-cell table:style-name="ACE-0x8de3388" office:value-type="string" office:string-value="Chalet">
            <text:p>Chalet</text:p>
          </table:table-cell>
          <table:table-cell table:style-name="ACE-0x8de3388" office:value-type="float" office:value="5">
            <text:p>5</text:p>
          </table:table-cell>
          <table:table-cell table:style-name="ACE-0x8de3388" office:value-type="string" office:string-value="venta">
            <text:p>venta</text:p>
          </table:table-cell>
          <table:table-cell table:style-name="ACE-0x8de3388" office:value-type="float" office:value="550">
            <text:p>550</text:p>
          </table:table-cell>
          <table:table-cell table:style-name="ACE-0x8de3388" office:value-type="string" office:string-value="Son Vida">
            <text:p>Son Vida</text:p>
          </table:table-cell>
          <table:table-cell table:style-name="ACE-0x8de3448" office:value-type="float" office:value="971099708">
            <text:p>971099708</text:p>
          </table:table-cell>
          <table:table-cell table:number-columns-repeated="248" table:style-name="ACE-0x8de2f08"/>
        </table:table-row>
        <table:table-row table:style-name="AROW-4">
          <table:table-cell table:style-name="ACE-0x8de3508" office:value-type="float" office:value="2001">
            <text:p>2001</text:p>
          </table:table-cell>
          <table:table-cell table:style-name="ACE-0x8de35c8" office:value-type="float" office:value="69000">
            <text:p><text:s/>69.000,00</text:p>
          </table:table-cell>
          <table:table-cell table:style-name="ACE-0x8de3688" office:value-type="string" office:string-value="Piso">
            <text:p>Piso</text:p>
          </table:table-cell>
          <table:table-cell table:style-name="ACE-0x8de3688" office:value-type="float" office:value="3">
            <text:p>3</text:p>
          </table:table-cell>
          <table:table-cell table:style-name="ACE-0x8de3688" office:value-type="string" office:string-value="Venta">
            <text:p>Venta</text:p>
          </table:table-cell>
          <table:table-cell table:style-name="ACE-0x8de3688" office:value-type="float" office:value="100">
            <text:p>100</text:p>
          </table:table-cell>
          <table:table-cell table:style-name="ACE-0x8de3688" office:value-type="string" office:string-value="La Soledad">
            <text:p>La Soledad</text:p>
          </table:table-cell>
          <table:table-cell table:style-name="ACE-0x8de3748" office:value-type="float" office:value="971555769">
            <text:p>971555769</text:p>
          </table:table-cell>
          <table:table-cell table:number-columns-repeated="248" table:style-name="ACE-0x8de2f08"/>
        </table:table-row>
        <table:table-row table:style-name="AROW-4">
          <table:table-cell table:style-name="ACE-0x8de3508" office:value-type="float" office:value="2002">
            <text:p>2002</text:p>
          </table:table-cell>
          <table:table-cell table:style-name="ACE-0x8de35c8" office:value-type="float" office:value="410000">
            <text:p><text:s/>410.000,00</text:p>
          </table:table-cell>
          <table:table-cell table:style-name="ACE-0x8de3688" office:value-type="string" office:string-value="Piso">
            <text:p>Piso</text:p>
          </table:table-cell>
          <table:table-cell table:style-name="ACE-0x8de3688" office:value-type="float" office:value="5">
            <text:p>5</text:p>
          </table:table-cell>
          <table:table-cell table:style-name="ACE-0x8de3688" office:value-type="string" office:string-value="Venta">
            <text:p>Venta</text:p>
          </table:table-cell>
          <table:table-cell table:style-name="ACE-0x8de3688" office:value-type="float" office:value="194">
            <text:p>194</text:p>
          </table:table-cell>
          <table:table-cell table:style-name="ACE-0x8de3688" office:value-type="string" office:string-value="Centro Mercat P.E">
            <text:p>Centro Mercat P.E</text:p>
          </table:table-cell>
          <table:table-cell table:style-name="ACE-0x8de3748" office:value-type="float" office:value="971927158">
            <text:p>971927158</text:p>
          </table:table-cell>
          <table:table-cell table:number-columns-repeated="248" table:style-name="ACE-0x8de2f08"/>
        </table:table-row>
        <table:table-row table:style-name="AROW-4">
          <table:table-cell table:style-name="ACE-0x8de3508" office:value-type="float" office:value="1002">
            <text:p>1002</text:p>
          </table:table-cell>
          <table:table-cell table:style-name="ACE-0x8de35c8" office:value-type="float" office:value="3000000">
            <text:p><text:s/>3.000.000,00</text:p>
          </table:table-cell>
          <table:table-cell table:style-name="ACE-0x8de3688" office:value-type="string" office:string-value="Chalet">
            <text:p>Chalet</text:p>
          </table:table-cell>
          <table:table-cell table:style-name="ACE-0x8de3688" office:value-type="float" office:value="6">
            <text:p>6</text:p>
          </table:table-cell>
          <table:table-cell table:style-name="ACE-0x8de3688" office:value-type="string" office:string-value="Venta">
            <text:p>Venta</text:p>
          </table:table-cell>
          <table:table-cell table:style-name="ACE-0x8de3688" office:value-type="float" office:value="950">
            <text:p>950</text:p>
          </table:table-cell>
          <table:table-cell table:style-name="ACE-0x8de3688" office:value-type="string" office:string-value="Son Vida">
            <text:p>Son Vida</text:p>
          </table:table-cell>
          <table:table-cell table:style-name="ACE-0x8de3748" office:value-type="float" office:value="971080614">
            <text:p>971080614</text:p>
          </table:table-cell>
          <table:table-cell table:number-columns-repeated="248" table:style-name="ACE-0x8de2f08"/>
        </table:table-row>
        <table:table-row table:style-name="AROW-4">
          <table:table-cell table:style-name="ACE-0x8de3508" office:value-type="float" office:value="2003">
            <text:p>2003</text:p>
          </table:table-cell>
          <table:table-cell table:style-name="ACE-0x8de35c8" office:value-type="float" office:value="650">
            <text:p><text:s/>650,00</text:p>
          </table:table-cell>
          <table:table-cell table:style-name="ACE-0x8de3688" office:value-type="string" office:string-value="Piso">
            <text:p>Piso</text:p>
          </table:table-cell>
          <table:table-cell table:style-name="ACE-0x8de3688" office:value-type="float" office:value="2">
            <text:p>2</text:p>
          </table:table-cell>
          <table:table-cell table:style-name="ACE-0x8de3688" office:value-type="string" office:string-value="Alquiler">
            <text:p>Alquiler</text:p>
          </table:table-cell>
          <table:table-cell table:style-name="ACE-0x8de3688" office:value-type="float" office:value="80">
            <text:p>80</text:p>
          </table:table-cell>
          <table:table-cell table:style-name="ACE-0x8de3688" office:value-type="string" office:string-value="Andrax">
            <text:p>Andrax</text:p>
          </table:table-cell>
          <table:table-cell table:style-name="ACE-0x8de3748" office:value-type="string" office:string-value="Contactar">
            <text:p>Contactar</text:p>
          </table:table-cell>
          <table:table-cell table:number-columns-repeated="248" table:style-name="ACE-0x8de2f08"/>
        </table:table-row>
        <table:table-row table:style-name="AROW-4">
          <table:table-cell table:style-name="ACE-0x8de3508" office:value-type="float" office:value="3001">
            <text:p>3001</text:p>
          </table:table-cell>
          <table:table-cell table:style-name="ACE-0x8de35c8" office:value-type="float" office:value="245000">
            <text:p><text:s/>245.000,00</text:p>
          </table:table-cell>
          <table:table-cell table:style-name="ACE-0x8de3688" office:value-type="string" office:string-value="Ático">
            <text:p>Ático</text:p>
          </table:table-cell>
          <table:table-cell table:style-name="ACE-0x8de3688" office:value-type="float" office:value="3">
            <text:p>3</text:p>
          </table:table-cell>
          <table:table-cell table:style-name="ACE-0x8de3688" office:value-type="string" office:string-value="Venta">
            <text:p>Venta</text:p>
          </table:table-cell>
          <table:table-cell table:style-name="ACE-0x8de3688" office:value-type="float" office:value="100">
            <text:p>100</text:p>
          </table:table-cell>
          <table:table-cell table:style-name="ACE-0x8de3688" office:value-type="string" office:string-value="Parque Estaciones">
            <text:p>Parque Estaciones</text:p>
          </table:table-cell>
          <table:table-cell table:style-name="ACE-0x8de3748" office:value-type="string" office:string-value="Contactar">
            <text:p>Contactar</text:p>
          </table:table-cell>
          <table:table-cell table:number-columns-repeated="248" table:style-name="ACE-0x8de2f08"/>
        </table:table-row>
        <table:table-row table:style-name="AROW-4">
          <table:table-cell table:style-name="ACE-0x8de3508" office:value-type="float" office:value="4001">
            <text:p>4001</text:p>
          </table:table-cell>
          <table:table-cell table:style-name="ACE-0x8de35c8" office:value-type="float" office:value="105000">
            <text:p><text:s/>105.000,00</text:p>
          </table:table-cell>
          <table:table-cell table:style-name="ACE-0x8de3688" office:value-type="string" office:string-value="Finca Rustica">
            <text:p>Finca Rustica</text:p>
          </table:table-cell>
          <table:table-cell table:style-name="ACE-0x8de3688" office:value-type="float" office:value="2">
            <text:p>2</text:p>
          </table:table-cell>
          <table:table-cell table:style-name="ACE-0x8de3688" office:value-type="string" office:string-value="Venta">
            <text:p>Venta</text:p>
          </table:table-cell>
          <table:table-cell table:style-name="ACE-0x8de3688" office:value-type="string" office:string-value="N/A">
            <text:p>N/A</text:p>
          </table:table-cell>
          <table:table-cell table:style-name="ACE-0x8de3688" office:value-type="string" office:string-value="Son Verera">
            <text:p>Son Verera</text:p>
          </table:table-cell>
          <table:table-cell table:style-name="ACE-0x8de3748" office:value-type="float" office:value="971926645">
            <text:p>971926645</text:p>
          </table:table-cell>
          <table:table-cell table:number-columns-repeated="248" table:style-name="ACE-0x8de2f08"/>
        </table:table-row>
        <table:table-row table:style-name="AROW-4">
          <table:table-cell table:style-name="ACE-0x8de3508" office:value-type="float" office:value="5001">
            <text:p>5001</text:p>
          </table:table-cell>
          <table:table-cell table:style-name="ACE-0x8de35c8" office:value-type="float" office:value="895000">
            <text:p><text:s/>895.000,00</text:p>
          </table:table-cell>
          <table:table-cell table:style-name="ACE-0x8de3688" office:value-type="string" office:string-value="Apartamento">
            <text:p>Apartamento</text:p>
          </table:table-cell>
          <table:table-cell table:style-name="ACE-0x8de3688" office:value-type="float" office:value="3">
            <text:p>3</text:p>
          </table:table-cell>
          <table:table-cell table:style-name="ACE-0x8de3688" office:value-type="string" office:string-value="Venta">
            <text:p>Venta</text:p>
          </table:table-cell>
          <table:table-cell table:style-name="ACE-0x8de3688" office:value-type="float" office:value="190">
            <text:p>190</text:p>
          </table:table-cell>
          <table:table-cell table:style-name="ACE-0x8de3688" office:value-type="string" office:string-value="Son Vida">
            <text:p>Son Vida</text:p>
          </table:table-cell>
          <table:table-cell table:style-name="ACE-0x8de3748" office:value-type="float" office:value="971926536">
            <text:p>971926536</text:p>
          </table:table-cell>
          <table:table-cell table:number-columns-repeated="248" table:style-name="ACE-0x8de2f08"/>
        </table:table-row>
        <table:table-row table:style-name="AROW-4">
          <table:table-cell table:style-name="ACE-0x8de3508" office:value-type="float" office:value="4002">
            <text:p>4002</text:p>
          </table:table-cell>
          <table:table-cell table:style-name="ACE-0x8de35c8" office:value-type="float" office:value="1600000">
            <text:p><text:s/>1.600.000,00</text:p>
          </table:table-cell>
          <table:table-cell table:style-name="ACE-0x8de3688" office:value-type="string" office:string-value="Finca Rustica">
            <text:p>Finca Rustica</text:p>
          </table:table-cell>
          <table:table-cell table:style-name="ACE-0x8de3688" office:value-type="float" office:value="6">
            <text:p>6</text:p>
          </table:table-cell>
          <table:table-cell table:style-name="ACE-0x8de3688" office:value-type="string" office:string-value="Venta">
            <text:p>Venta</text:p>
          </table:table-cell>
          <table:table-cell table:style-name="ACE-0x8de3688" office:value-type="float" office:value="500">
            <text:p>500</text:p>
          </table:table-cell>
          <table:table-cell table:style-name="ACE-0x8de3688" office:value-type="string" office:string-value="Tramuntana">
            <text:p>Tramuntana</text:p>
          </table:table-cell>
          <table:table-cell table:style-name="ACE-0x8de3748" office:value-type="float" office:value="971927148">
            <text:p>971927148</text:p>
          </table:table-cell>
          <table:table-cell table:number-columns-repeated="248" table:style-name="ACE-0x8de2f08"/>
        </table:table-row>
        <table:table-row table:style-name="AROW-4">
          <table:table-cell table:style-name="ACE-0x8de3508" office:value-type="float" office:value="5002">
            <text:p>5002</text:p>
          </table:table-cell>
          <table:table-cell table:style-name="ACE-0x8de35c8" office:value-type="float" office:value="1590000">
            <text:p><text:s/>1.590.000,00</text:p>
          </table:table-cell>
          <table:table-cell table:style-name="ACE-0x8de3688" office:value-type="string" office:string-value="Apartamento">
            <text:p>Apartamento</text:p>
          </table:table-cell>
          <table:table-cell table:style-name="ACE-0x8de3688" office:value-type="float" office:value="4">
            <text:p>4</text:p>
          </table:table-cell>
          <table:table-cell table:style-name="ACE-0x8de3688" office:value-type="string" office:string-value="Venta">
            <text:p>Venta</text:p>
          </table:table-cell>
          <table:table-cell table:style-name="ACE-0x8de3688" office:value-type="float" office:value="225">
            <text:p>225</text:p>
          </table:table-cell>
          <table:table-cell table:style-name="ACE-0x8de3688" office:value-type="string" office:string-value="El Molinar">
            <text:p>El Molinar</text:p>
          </table:table-cell>
          <table:table-cell table:style-name="ACE-0x8de3748" office:value-type="float" office:value="971926536">
            <text:p>971926536</text:p>
          </table:table-cell>
          <table:table-cell table:number-columns-repeated="248" table:style-name="ACE-0x8de2f08"/>
        </table:table-row>
        <table:table-row table:style-name="AROW-4">
          <table:table-cell table:style-name="ACE-0x8de3508" office:value-type="float" office:value="3002">
            <text:p>3002</text:p>
          </table:table-cell>
          <table:table-cell table:style-name="ACE-0x8de35c8" office:value-type="float" office:value="990000">
            <text:p><text:s/>990.000,00</text:p>
          </table:table-cell>
          <table:table-cell table:style-name="ACE-0x8de3688" office:value-type="string" office:string-value="Ático">
            <text:p>Ático</text:p>
          </table:table-cell>
          <table:table-cell table:style-name="ACE-0x8de3688" office:value-type="float" office:value="3">
            <text:p>3</text:p>
          </table:table-cell>
          <table:table-cell table:style-name="ACE-0x8de3688" office:value-type="string" office:string-value="Venta">
            <text:p>Venta</text:p>
          </table:table-cell>
          <table:table-cell table:style-name="ACE-0x8de3688" office:value-type="float" office:value="115">
            <text:p>115</text:p>
          </table:table-cell>
          <table:table-cell table:style-name="ACE-0x8de3688" office:value-type="string" office:string-value="Calvia">
            <text:p>Calvia</text:p>
          </table:table-cell>
          <table:table-cell table:style-name="ACE-0x8de3748" office:value-type="float" office:value="971926536">
            <text:p>971926536</text:p>
          </table:table-cell>
          <table:table-cell table:number-columns-repeated="248" table:style-name="ACE-0x8de2f08"/>
        </table:table-row>
        <table:table-row table:style-name="AROW-4">
          <table:table-cell table:style-name="ACE-0x8de3508" office:value-type="float" office:value="6001">
            <text:p>6001</text:p>
          </table:table-cell>
          <table:table-cell table:style-name="ACE-0x8de35c8" office:value-type="float" office:value="1300">
            <text:p><text:s/>1.300,00</text:p>
          </table:table-cell>
          <table:table-cell table:style-name="ACE-0x8de3688" office:value-type="string" office:string-value="Casa Adosada">
            <text:p>Casa Adosada</text:p>
          </table:table-cell>
          <table:table-cell table:style-name="ACE-0x8de3688" office:value-type="float" office:value="4">
            <text:p>4</text:p>
          </table:table-cell>
          <table:table-cell table:style-name="ACE-0x8de3688" office:value-type="string" office:string-value="Alquiler">
            <text:p>Alquiler</text:p>
          </table:table-cell>
          <table:table-cell table:style-name="ACE-0x8de3688" office:value-type="float" office:value="180">
            <text:p>180</text:p>
          </table:table-cell>
          <table:table-cell table:style-name="ACE-0x8de3688" office:value-type="string" office:string-value="Son Rapinya">
            <text:p>Son Rapinya</text:p>
          </table:table-cell>
          <table:table-cell table:style-name="ACE-0x8de3748" office:value-type="float" office:value="971927148">
            <text:p>971927148</text:p>
          </table:table-cell>
          <table:table-cell table:number-columns-repeated="248" table:style-name="ACE-0x8de2f08"/>
        </table:table-row>
        <table:table-row table:style-name="AROW-4">
          <table:table-cell table:style-name="ACE-0x8de3808" office:value-type="float" office:value="6002">
            <text:p>6002</text:p>
          </table:table-cell>
          <table:table-cell table:style-name="ACE-0x8de38c8" office:value-type="float" office:value="500">
            <text:p><text:s/>500,00</text:p>
          </table:table-cell>
          <table:table-cell table:style-name="ACE-0x8de3988" office:value-type="string" office:string-value="Casa Adosada">
            <text:p>Casa Adosada</text:p>
          </table:table-cell>
          <table:table-cell table:style-name="ACE-0x8de3988" office:value-type="float" office:value="3">
            <text:p>3</text:p>
          </table:table-cell>
          <table:table-cell table:style-name="ACE-0x8de3988" office:value-type="string" office:string-value="Alquiler">
            <text:p>Alquiler</text:p>
          </table:table-cell>
          <table:table-cell table:style-name="ACE-0x8de3988" office:value-type="float" office:value="107">
            <text:p>107</text:p>
          </table:table-cell>
          <table:table-cell table:style-name="ACE-0x8de3988" office:value-type="string" office:string-value="Muro">
            <text:p>Muro</text:p>
          </table:table-cell>
          <table:table-cell table:style-name="ACE-0x8de3a48" office:value-type="float" office:value="971926219">
            <text:p>971926219</text:p>
          </table:table-cell>
          <table:table-cell table:number-columns-repeated="248" table:style-name="ACE-0x8de2f08"/>
        </table:table-row>
        <table:table-row table:style-name="AROW-0">
          <table:table-cell table:style-name="ACE-0x8de2f08"/>
          <table:table-cell table:style-name="ACE-0x8de3b08"/>
          <table:table-cell table:number-columns-repeated="6" table:style-name="ACE-0x8de3bc8"/>
          <table:table-cell table:number-columns-repeated="56" table:style-name="ACE-0x8de2f08"/>
          <table:table-cell table:number-columns-repeated="192" table:style-name="ACE-0x8de2f08"/>
        </table:table-row>
        <table:table-row table:style-name="AROW-0" table:number-rows-repeated="5">
          <table:table-cell table:style-name="ACE-0x8de2f08"/>
          <table:table-cell table:style-name="ACE-0x8de3b08"/>
          <table:table-cell table:number-columns-repeated="6" table:style-name="ACE-0x8de3bc8"/>
          <table:table-cell table:number-columns-repeated="56" table:style-name="ACE-0x8de2f08"/>
          <table:table-cell table:number-columns-repeated="192" table:style-name="ACE-0x8de2f08"/>
        </table:table-row>
        <table:table-row table:style-name="AROW-0">
          <table:table-cell table:style-name="ACE-0x8de2f08"/>
          <table:table-cell table:number-columns-repeated="7" table:style-name="ACE-0x8de2f08"/>
          <table:table-cell table:number-columns-repeated="56" table:style-name="ACE-0x8de2f08"/>
          <table:table-cell table:number-columns-repeated="192" table:style-name="ACE-0x8de2f08"/>
        </table:table-row>
        <table:table-row table:style-name="AROW-0" table:number-rows-repeated="11">
          <table:table-cell table:style-name="ACE-0x8de2f08"/>
          <table:table-cell table:number-columns-repeated="7" table:style-name="ACE-0x8de2f08"/>
          <table:table-cell table:number-columns-repeated="56" table:style-name="ACE-0x8de2f08"/>
          <table:table-cell table:number-columns-repeated="192" table:style-name="ACE-0x8de2f08"/>
        </table:table-row>
        <table:table-row table:style-name="AROW-0">
          <table:table-cell table:number-columns-repeated="8" table:style-name="ACE-0x8de2f08"/>
          <table:table-cell table:number-columns-repeated="56" table:style-name="ACE-0x8de2f08"/>
          <table:table-cell table:number-columns-repeated="192" table:style-name="ACE-0x8de2f08"/>
        </table:table-row>
        <table:table-row table:style-name="AROW-0" table:number-rows-repeated="223">
          <table:table-cell table:number-columns-repeated="8" table:style-name="ACE-0x8de2f08"/>
          <table:table-cell table:number-columns-repeated="56" table:style-name="ACE-0x8de2f08"/>
          <table:table-cell table:number-columns-repeated="192" table:style-name="ACE-0x8de2f08"/>
        </table:table-row>
        <table:table-row table:style-name="AROW-0">
          <table:table-cell table:number-columns-repeated="64" table:style-name="ACE-0x8de2f08"/>
          <table:table-cell table:number-columns-repeated="192" table:style-name="ACE-0x8de2f08"/>
        </table:table-row>
        <table:table-row table:style-name="AROW-0" table:number-rows-repeated="3839">
          <table:table-cell table:number-columns-repeated="64" table:style-name="ACE-0x8de2f08"/>
          <table:table-cell table:number-columns-repeated="192" table:style-name="ACE-0x8de2f08"/>
        </table:table-row>
        <table:table-row table:style-name="AROW-0">
          <table:table-cell table:number-columns-repeated="256" table:style-name="ACE-0x8de2f08"/>
        </table:table-row>
        <table:table-row table:style-name="AROW-0" table:number-rows-repeated="61439">
          <table:table-cell table:number-columns-repeated="256" table:style-name="ACE-0x8de2f08"/>
        </table:table-row>
        <table:named-expressions>
          <table:named-expression table:name="Print_Area" table:expression="of:=#REF!" table:base-cell-address="$'Full3'.$A$1"/>
          <table:named-expression table:name="Sheet_Title" table:expression="of:=&quot;Full3&quot;" table:base-cell-address="$'Full3'.$A$1"/>
        </table:named-expressions>
      </table:table>
      <table:table table:name="Full4" table:style-name="ta-0x8daf470" table:print="true">
        <office:forms form:automatic-focus="false" form:apply-design-mode="false">
          <form:form/>
        </office:forms>
        <table:table-column table:default-cell-style-name="ACE-0x8de3c88" table:style-name="ACOL-15"/>
        <table:table-column table:default-cell-style-name="ACE-0x8de3c88" table:style-name="ACOL-16"/>
        <table:table-column table:default-cell-style-name="ACE-0x8de3c88" table:style-name="ACOL-17"/>
        <table:table-column table:default-cell-style-name="ACE-0x8de3c88" table:style-name="ACOL-18"/>
        <table:table-column table:default-cell-style-name="ACE-0x8de3c88" table:style-name="ACOL-19"/>
        <table:table-column table:default-cell-style-name="ACE-0x8de3c88" table:style-name="ACOL-20"/>
        <table:table-column table:default-cell-style-name="ACE-0x8de3c88" table:style-name="ACOL-0" table:number-columns-repeated="250"/>
        <table:table-row table:style-name="AROW-4">
          <table:table-cell table:style-name="ACE-0x8de3d48" office:value-type="string" office:string-value="ETAPA">
            <text:p>ETAPA</text:p>
          </table:table-cell>
          <table:table-cell table:style-name="ACE-0x8de3d48" office:value-type="string" office:string-value="FECHA">
            <text:p>FECHA</text:p>
          </table:table-cell>
          <table:table-cell table:style-name="ACE-0x8de3d48" office:value-type="string" office:string-value="SALIDA Y LLEGADA">
            <text:p>SALIDA Y LLEGADA</text:p>
          </table:table-cell>
          <table:table-cell table:style-name="ACE-0x8de3d48" office:value-type="string" office:string-value="DISTANCIA">
            <text:p>DISTANCIA</text:p>
          </table:table-cell>
          <table:table-cell table:style-name="ACE-0x8de3d48" office:value-type="string" office:string-value="PARTICIPANTES (20 primeros)">
            <text:p>PARTICIPANTES (20 primeros)</text:p>
          </table:table-cell>
          <table:table-cell table:style-name="ACE-0x8de3e08" office:value-type="string" office:string-value="Dorsal">
            <text:p>Dorsal</text:p>
          </table:table-cell>
          <table:table-cell table:number-columns-repeated="2" table:style-name="ACE-0x8de3ec8"/>
          <table:table-cell table:number-columns-repeated="248" table:style-name="ACE-0x8de3c88"/>
        </table:table-row>
        <table:table-row table:style-name="AROW-4">
          <table:table-cell table:style-name="ACE-0x8de3f88" office:value-type="float" office:value="1">
            <text:p>1</text:p>
          </table:table-cell>
          <table:table-cell table:style-name="ACE-0x8de3f88" office:value-type="string" office:string-value="22 Agosto">
            <text:p>22 Agosto</text:p>
          </table:table-cell>
          <table:table-cell table:style-name="ACE-0x8de3f88" office:value-type="string" office:string-value="Puerto Banus/Marbella">
            <text:p>Puerto Banus/Marbella</text:p>
          </table:table-cell>
          <table:table-cell table:style-name="ACE-0x8de3f88" office:value-type="string" office:string-value="7.4 Kms">
            <text:p>7.4 Kms</text:p>
          </table:table-cell>
          <table:table-cell table:style-name="ACE-0x8de3f88" office:value-type="string" office:string-value="Fabio Aru">
            <text:p>Fabio Aru</text:p>
          </table:table-cell>
          <table:table-cell table:style-name="ACE-0x8de4048" office:value-type="float" office:value="21">
            <text:p>21</text:p>
          </table:table-cell>
          <table:table-cell table:number-columns-repeated="2" table:style-name="ACE-0x8de3ec8"/>
          <table:table-cell table:number-columns-repeated="248" table:style-name="ACE-0x8de3c88"/>
        </table:table-row>
        <table:table-row table:style-name="AROW-4">
          <table:table-cell table:style-name="ACE-0x8de3f88" office:value-type="float" office:value="2">
            <text:p>2</text:p>
          </table:table-cell>
          <table:table-cell table:style-name="ACE-0x8de3f88" office:value-type="string" office:string-value="23 Agosto">
            <text:p>23 Agosto</text:p>
          </table:table-cell>
          <table:table-cell table:style-name="ACE-0x8de3f88" office:value-type="string" office:string-value="Alhaurin de la Torre/Caminito del Rey">
            <text:p>Alhaurin de la Torre/Caminito del Rey</text:p>
          </table:table-cell>
          <table:table-cell table:style-name="ACE-0x8de3f88" office:value-type="string" office:string-value="158.7 Kms">
            <text:p>158.7 Kms</text:p>
          </table:table-cell>
          <table:table-cell table:style-name="ACE-0x8de3f88" office:value-type="string" office:string-value="Joaquin Rodriguez Oliver">
            <text:p>Joaquin Rodriguez Oliver</text:p>
          </table:table-cell>
          <table:table-cell table:style-name="ACE-0x8de4048" office:value-type="float" office:value="181">
            <text:p>181</text:p>
          </table:table-cell>
          <table:table-cell table:number-columns-repeated="2" table:style-name="ACE-0x8de3ec8"/>
          <table:table-cell table:number-columns-repeated="248" table:style-name="ACE-0x8de3c88"/>
        </table:table-row>
        <table:table-row table:style-name="AROW-4">
          <table:table-cell table:style-name="ACE-0x8de3f88" office:value-type="float" office:value="3">
            <text:p>3</text:p>
          </table:table-cell>
          <table:table-cell table:style-name="ACE-0x8de3f88" office:value-type="string" office:string-value="24 Agosto">
            <text:p>24 Agosto</text:p>
          </table:table-cell>
          <table:table-cell table:style-name="ACE-0x8de3f88" office:value-type="string" office:string-value="Mijas/Malaga">
            <text:p>Mijas/Malaga</text:p>
          </table:table-cell>
          <table:table-cell table:style-name="ACE-0x8de3f88" office:value-type="string" office:string-value="158.4 Kms">
            <text:p>158.4 Kms</text:p>
          </table:table-cell>
          <table:table-cell table:style-name="ACE-0x8de3f88" office:value-type="string" office:string-value="Rafal Mazka ">
            <text:p>Rafal Mazka </text:p>
          </table:table-cell>
          <table:table-cell table:style-name="ACE-0x8de4048" office:value-type="float" office:value="201">
            <text:p>201</text:p>
          </table:table-cell>
          <table:table-cell table:number-columns-repeated="2" table:style-name="ACE-0x8de3ec8"/>
          <table:table-cell table:number-columns-repeated="248" table:style-name="ACE-0x8de3c88"/>
        </table:table-row>
        <table:table-row table:style-name="AROW-4">
          <table:table-cell table:style-name="ACE-0x8de3f88" office:value-type="float" office:value="4">
            <text:p>4</text:p>
          </table:table-cell>
          <table:table-cell table:style-name="ACE-0x8de3f88" office:value-type="string" office:string-value="25 Agosto">
            <text:p>25 Agosto</text:p>
          </table:table-cell>
          <table:table-cell table:style-name="ACE-0x8de3f88" office:value-type="string" office:string-value="Estepona/Vejer de la Frontera">
            <text:p>Estepona/Vejer de la Frontera</text:p>
          </table:table-cell>
          <table:table-cell table:style-name="ACE-0x8de3f88" office:value-type="string" office:string-value="209.6 Kms">
            <text:p>209.6 Kms</text:p>
          </table:table-cell>
          <table:table-cell table:style-name="ACE-0x8de3f88" office:value-type="string" office:string-value="Alexander Quintana">
            <text:p>Alexander Quintana</text:p>
          </table:table-cell>
          <table:table-cell table:style-name="ACE-0x8de4048" office:value-type="float" office:value="125">
            <text:p>125</text:p>
          </table:table-cell>
          <table:table-cell table:number-columns-repeated="2" table:style-name="ACE-0x8de3ec8"/>
          <table:table-cell table:number-columns-repeated="248" table:style-name="ACE-0x8de3c88"/>
        </table:table-row>
        <table:table-row table:style-name="AROW-4">
          <table:table-cell table:style-name="ACE-0x8de3f88" office:value-type="float" office:value="5">
            <text:p>5</text:p>
          </table:table-cell>
          <table:table-cell table:style-name="ACE-0x8de3f88" office:value-type="string" office:string-value="26 Agosto">
            <text:p>26 Agosto</text:p>
          </table:table-cell>
          <table:table-cell table:style-name="ACE-0x8de3f88" office:value-type="string" office:string-value="Rota/Alcala de Guadaira">
            <text:p>Rota/Alcala de Guadaira</text:p>
          </table:table-cell>
          <table:table-cell table:style-name="ACE-0x8de3f88" office:value-type="string" office:string-value="167.3 Kms">
            <text:p>167.3 Kms</text:p>
          </table:table-cell>
          <table:table-cell table:style-name="ACE-0x8de3f88" office:value-type="string" office:string-value="Esteban Chavez Rubio">
            <text:p>Esteban Chavez Rubio</text:p>
          </table:table-cell>
          <table:table-cell table:style-name="ACE-0x8de4048" office:value-type="float" office:value="141">
            <text:p>141</text:p>
          </table:table-cell>
          <table:table-cell table:number-columns-repeated="2" table:style-name="ACE-0x8de3ec8"/>
          <table:table-cell table:number-columns-repeated="248" table:style-name="ACE-0x8de3c88"/>
        </table:table-row>
        <table:table-row table:style-name="AROW-4">
          <table:table-cell table:style-name="ACE-0x8de3f88" office:value-type="float" office:value="6">
            <text:p>6</text:p>
          </table:table-cell>
          <table:table-cell table:style-name="ACE-0x8de3f88" office:value-type="string" office:string-value="27 Agosto">
            <text:p>27 Agosto</text:p>
          </table:table-cell>
          <table:table-cell table:style-name="ACE-0x8de3f88" office:value-type="string" office:string-value="Cordoba/Sierra de Carzola">
            <text:p>Cordoba/Sierra de Carzola</text:p>
          </table:table-cell>
          <table:table-cell table:style-name="ACE-0x8de3f88" office:value-type="string" office:string-value="200.3 Kms">
            <text:p>200.3 Kms</text:p>
          </table:table-cell>
          <table:table-cell table:style-name="ACE-0x8de3f88" office:value-type="string" office:string-value="Tom Dumoulin ">
            <text:p>Tom Dumoulin </text:p>
          </table:table-cell>
          <table:table-cell table:style-name="ACE-0x8de4048" office:value-type="float" office:value="174">
            <text:p>174</text:p>
          </table:table-cell>
          <table:table-cell table:number-columns-repeated="2" table:style-name="ACE-0x8de3ec8"/>
          <table:table-cell table:number-columns-repeated="248" table:style-name="ACE-0x8de3c88"/>
        </table:table-row>
        <table:table-row table:style-name="AROW-4">
          <table:table-cell table:style-name="ACE-0x8de3f88" office:value-type="float" office:value="7">
            <text:p>7</text:p>
          </table:table-cell>
          <table:table-cell table:style-name="ACE-0x8de3f88" office:value-type="string" office:string-value="28 Agosto">
            <text:p>28 Agosto</text:p>
          </table:table-cell>
          <table:table-cell table:style-name="ACE-0x8de3f88" office:value-type="string" office:string-value="Jodar/La Alpujarra">
            <text:p>Jodar/La Alpujarra</text:p>
          </table:table-cell>
          <table:table-cell table:style-name="ACE-0x8de3f88" office:value-type="string" office:string-value="191.1 Kms">
            <text:p>191.1 Kms</text:p>
          </table:table-cell>
          <table:table-cell table:style-name="ACE-0x8de3f88" office:value-type="string" office:string-value="Alejandro Valverde">
            <text:p>Alejandro Valverde</text:p>
          </table:table-cell>
          <table:table-cell table:style-name="ACE-0x8de4048" office:value-type="float" office:value="121">
            <text:p>121</text:p>
          </table:table-cell>
          <table:table-cell table:number-columns-repeated="2" table:style-name="ACE-0x8de3ec8"/>
          <table:table-cell table:number-columns-repeated="248" table:style-name="ACE-0x8de3c88"/>
        </table:table-row>
        <table:table-row table:style-name="AROW-4">
          <table:table-cell table:style-name="ACE-0x8de3f88" office:value-type="float" office:value="8">
            <text:p>8</text:p>
          </table:table-cell>
          <table:table-cell table:style-name="ACE-0x8de3f88" office:value-type="string" office:string-value="29 Agosto">
            <text:p>29 Agosto</text:p>
          </table:table-cell>
          <table:table-cell table:style-name="ACE-0x8de3f88" office:value-type="string" office:string-value="Puebla de don Fabrique/Murcia">
            <text:p>Puebla de don Fabrique/Murcia</text:p>
          </table:table-cell>
          <table:table-cell table:style-name="ACE-0x8de3f88" office:value-type="string" office:string-value="182.5 Kms">
            <text:p>182.5 Kms</text:p>
          </table:table-cell>
          <table:table-cell table:style-name="ACE-0x8de3f88" office:value-type="string" office:string-value="Maikel Nieves">
            <text:p>Maikel Nieves</text:p>
          </table:table-cell>
          <table:table-cell table:style-name="ACE-0x8de4048" office:value-type="float" office:value="6">
            <text:p>6</text:p>
          </table:table-cell>
          <table:table-cell table:number-columns-repeated="2" table:style-name="ACE-0x8de3ec8"/>
          <table:table-cell table:number-columns-repeated="248" table:style-name="ACE-0x8de3c88"/>
        </table:table-row>
        <table:table-row table:style-name="AROW-4">
          <table:table-cell table:style-name="ACE-0x8de3f88" office:value-type="float" office:value="9">
            <text:p>9</text:p>
          </table:table-cell>
          <table:table-cell table:style-name="ACE-0x8de3f88" office:value-type="string" office:string-value="30 Agosto">
            <text:p>30 Agosto</text:p>
          </table:table-cell>
          <table:table-cell table:style-name="ACE-0x8de3f88" office:value-type="string" office:string-value="Torre Vieja/Cumbre del Sol">
            <text:p>Torre Vieja/Cumbre del Sol</text:p>
          </table:table-cell>
          <table:table-cell table:style-name="ACE-0x8de3f88" office:value-type="string" office:string-value="168.3Kms">
            <text:p>168.3Kms</text:p>
          </table:table-cell>
          <table:table-cell table:style-name="ACE-0x8de3f88" office:value-type="string" office:string-value="Daniel Moreno ">
            <text:p>Daniel Moreno </text:p>
          </table:table-cell>
          <table:table-cell table:style-name="ACE-0x8de4048" office:value-type="float" office:value="186">
            <text:p>186</text:p>
          </table:table-cell>
          <table:table-cell table:number-columns-repeated="2" table:style-name="ACE-0x8de3ec8"/>
          <table:table-cell table:number-columns-repeated="248" table:style-name="ACE-0x8de3c88"/>
        </table:table-row>
        <table:table-row table:style-name="AROW-4">
          <table:table-cell table:style-name="ACE-0x8de3f88" office:value-type="float" office:value="10">
            <text:p>10</text:p>
          </table:table-cell>
          <table:table-cell table:style-name="ACE-0x8de3f88" office:value-type="string" office:string-value="31 Agosto">
            <text:p>31 Agosto</text:p>
          </table:table-cell>
          <table:table-cell table:style-name="ACE-0x8de3f88" office:value-type="string" office:string-value="Valence/Castellon">
            <text:p>Valence/Castellon</text:p>
          </table:table-cell>
          <table:table-cell table:style-name="ACE-0x8de3f88" office:value-type="string" office:string-value="146.6 Kms">
            <text:p>146.6 Kms</text:p>
          </table:table-cell>
          <table:table-cell table:style-name="ACE-0x8de3f88" office:value-type="string" office:string-value="Louis Meintjes">
            <text:p>Louis Meintjes</text:p>
          </table:table-cell>
          <table:table-cell table:style-name="ACE-0x8de4048" office:value-type="float" office:value="133">
            <text:p>133</text:p>
          </table:table-cell>
          <table:table-cell table:number-columns-repeated="2" table:style-name="ACE-0x8de3ec8"/>
          <table:table-cell table:number-columns-repeated="248" table:style-name="ACE-0x8de3c88"/>
        </table:table-row>
        <table:table-row table:style-name="AROW-4">
          <table:table-cell table:style-name="ACE-0x8de3f88" office:value-type="float" office:value="11">
            <text:p>11</text:p>
          </table:table-cell>
          <table:table-cell table:style-name="ACE-0x8de3f88" office:value-type="string" office:string-value="2 Septiembre">
            <text:p>2 Septiembre</text:p>
          </table:table-cell>
          <table:table-cell table:style-name="ACE-0x8de3f88" office:value-type="string" office:string-value="Andorra la vella/Cortals d'Encamp">
            <text:p>Andorra la vella/Cortals d'Encamp</text:p>
          </table:table-cell>
          <table:table-cell table:style-name="ACE-0x8de3f88" office:value-type="string" office:string-value="138 Kms">
            <text:p>138 Kms</text:p>
          </table:table-cell>
          <table:table-cell table:style-name="ACE-0x8de3f88" office:value-type="string" office:string-value="Domenico Pozzovivo">
            <text:p>Domenico Pozzovivo</text:p>
          </table:table-cell>
          <table:table-cell table:style-name="ACE-0x8de4048" office:value-type="float" office:value="11">
            <text:p>11</text:p>
          </table:table-cell>
          <table:table-cell table:number-columns-repeated="2" table:style-name="ACE-0x8de3ec8"/>
          <table:table-cell table:number-columns-repeated="248" table:style-name="ACE-0x8de3c88"/>
        </table:table-row>
        <table:table-row table:style-name="AROW-4">
          <table:table-cell table:style-name="ACE-0x8de3f88" office:value-type="float" office:value="12">
            <text:p>12</text:p>
          </table:table-cell>
          <table:table-cell table:style-name="ACE-0x8de3f88" office:value-type="string" office:string-value="3 Septiembre">
            <text:p>3 Septiembre</text:p>
          </table:table-cell>
          <table:table-cell table:style-name="ACE-0x8de3f88" office:value-type="string" office:string-value="Escaldes Andorra/Lleida">
            <text:p>Escaldes Andorra/Lleida</text:p>
          </table:table-cell>
          <table:table-cell table:style-name="ACE-0x8de3f88" office:value-type="string" office:string-value="173 Kms">
            <text:p>173 Kms</text:p>
          </table:table-cell>
          <table:table-cell table:style-name="ACE-0x8de3f88" office:value-type="string" office:string-value="David Arroyo">
            <text:p>David Arroyo</text:p>
          </table:table-cell>
          <table:table-cell table:style-name="ACE-0x8de4048" office:value-type="float" office:value="41">
            <text:p>41</text:p>
          </table:table-cell>
          <table:table-cell table:number-columns-repeated="2" table:style-name="ACE-0x8de3ec8"/>
          <table:table-cell table:number-columns-repeated="248" table:style-name="ACE-0x8de3c88"/>
        </table:table-row>
        <table:table-row table:style-name="AROW-4">
          <table:table-cell table:style-name="ACE-0x8de3f88" office:value-type="float" office:value="13">
            <text:p>13</text:p>
          </table:table-cell>
          <table:table-cell table:style-name="ACE-0x8de3f88" office:value-type="string" office:string-value="4 Septiembre">
            <text:p>4 Septiembre</text:p>
          </table:table-cell>
          <table:table-cell table:style-name="ACE-0x8de3f88" office:value-type="string" office:string-value="Calatayud/Tarazona">
            <text:p>Calatayud/Tarazona</text:p>
          </table:table-cell>
          <table:table-cell table:style-name="ACE-0x8de3f88" office:value-type="string" office:string-value="178 Kms">
            <text:p>178 Kms</text:p>
          </table:table-cell>
          <table:table-cell table:style-name="ACE-0x8de3f88" office:value-type="string" office:string-value="Guianluca Brambilla">
            <text:p>Guianluca Brambilla</text:p>
          </table:table-cell>
          <table:table-cell table:style-name="ACE-0x8de4048" office:value-type="float" office:value="73">
            <text:p>73</text:p>
          </table:table-cell>
          <table:table-cell table:number-columns-repeated="2" table:style-name="ACE-0x8de3ec8"/>
          <table:table-cell table:number-columns-repeated="248" table:style-name="ACE-0x8de3c88"/>
        </table:table-row>
        <table:table-row table:style-name="AROW-4">
          <table:table-cell table:style-name="ACE-0x8de3f88" office:value-type="float" office:value="14">
            <text:p>14</text:p>
          </table:table-cell>
          <table:table-cell table:style-name="ACE-0x8de3f88" office:value-type="string" office:string-value="5 Septiembre">
            <text:p>5 Septiembre</text:p>
          </table:table-cell>
          <table:table-cell table:style-name="ACE-0x8de3f88" office:value-type="string" office:string-value="Viltoria/Alto Campo.Fuente del Chivo">
            <text:p>Viltoria/Alto Campo.Fuente del Chivo</text:p>
          </table:table-cell>
          <table:table-cell table:style-name="ACE-0x8de3f88" office:value-type="string" office:string-value="215 Kms">
            <text:p>215 Kms</text:p>
          </table:table-cell>
          <table:table-cell table:style-name="ACE-0x8de3f88" office:value-type="string" office:string-value="Bart de Clercq">
            <text:p>Bart de Clercq</text:p>
          </table:table-cell>
          <table:table-cell table:style-name="ACE-0x8de4048" office:value-type="float" office:value="113">
            <text:p>113</text:p>
          </table:table-cell>
          <table:table-cell table:number-columns-repeated="2" table:style-name="ACE-0x8de3ec8"/>
          <table:table-cell table:number-columns-repeated="248" table:style-name="ACE-0x8de3c88"/>
        </table:table-row>
        <table:table-row table:style-name="AROW-4">
          <table:table-cell table:style-name="ACE-0x8de3f88" office:value-type="float" office:value="15">
            <text:p>15</text:p>
          </table:table-cell>
          <table:table-cell table:style-name="ACE-0x8de3f88" office:value-type="string" office:string-value="6 Septiembre">
            <text:p>6 Septiembre</text:p>
          </table:table-cell>
          <table:table-cell table:style-name="ACE-0x8de3f88" office:value-type="string" office:string-value="Comillas/Sotes. Cabrales">
            <text:p>Comillas/Sotes. Cabrales</text:p>
          </table:table-cell>
          <table:table-cell table:style-name="ACE-0x8de3f88" office:value-type="string" office:string-value="175.8 Kms">
            <text:p>175.8 Kms</text:p>
          </table:table-cell>
          <table:table-cell table:style-name="ACE-0x8de3f88" office:value-type="string" office:string-value="Romain Sicard">
            <text:p>Romain Sicard</text:p>
          </table:table-cell>
          <table:table-cell table:style-name="ACE-0x8de4048" office:value-type="float" office:value="169">
            <text:p>169</text:p>
          </table:table-cell>
          <table:table-cell table:number-columns-repeated="2" table:style-name="ACE-0x8de3ec8"/>
          <table:table-cell table:number-columns-repeated="248" table:style-name="ACE-0x8de3c88"/>
        </table:table-row>
        <table:table-row table:style-name="AROW-4">
          <table:table-cell table:style-name="ACE-0x8de3f88" office:value-type="float" office:value="16">
            <text:p>16</text:p>
          </table:table-cell>
          <table:table-cell table:style-name="ACE-0x8de3f88" office:value-type="string" office:string-value="7 Septiembre">
            <text:p>7 Septiembre</text:p>
          </table:table-cell>
          <table:table-cell table:style-name="ACE-0x8de3f88" office:value-type="string" office:string-value="Laurca/Ermita de Albas. Quiro">
            <text:p>Laurca/Ermita de Albas. Quiro</text:p>
          </table:table-cell>
          <table:table-cell table:style-name="ACE-0x8de3f88" office:value-type="string" office:string-value="185 Kms">
            <text:p>185 Kms</text:p>
          </table:table-cell>
          <table:table-cell table:style-name="ACE-0x8de3f88" office:value-type="string" office:string-value="Kenny Elissonde">
            <text:p>Kenny Elissonde</text:p>
          </table:table-cell>
          <table:table-cell table:style-name="ACE-0x8de4048" office:value-type="float" office:value="81">
            <text:p>81</text:p>
          </table:table-cell>
          <table:table-cell table:number-columns-repeated="2" table:style-name="ACE-0x8de3ec8"/>
          <table:table-cell table:number-columns-repeated="248" table:style-name="ACE-0x8de3c88"/>
        </table:table-row>
        <table:table-row table:style-name="AROW-4">
          <table:table-cell table:style-name="ACE-0x8de3f88" office:value-type="float" office:value="17">
            <text:p>17</text:p>
          </table:table-cell>
          <table:table-cell table:style-name="ACE-0x8de3f88" office:value-type="string" office:string-value="9 Septiembre">
            <text:p>9 Septiembre</text:p>
          </table:table-cell>
          <table:table-cell table:style-name="ACE-0x8de3f88" office:value-type="string" office:string-value="Burgos/Burgos">
            <text:p>Burgos/Burgos</text:p>
          </table:table-cell>
          <table:table-cell table:style-name="ACE-0x8de3f88" office:value-type="string" office:string-value="38.7Kms">
            <text:p>38.7Kms</text:p>
          </table:table-cell>
          <table:table-cell table:style-name="ACE-0x8de3f88" office:value-type="string" office:string-value="Fabrice JeanDesBoz">
            <text:p>Fabrice JeanDesBoz</text:p>
          </table:table-cell>
          <table:table-cell table:style-name="ACE-0x8de4048" office:value-type="float" office:value="168">
            <text:p>168</text:p>
          </table:table-cell>
          <table:table-cell table:number-columns-repeated="2" table:style-name="ACE-0x8de3ec8"/>
          <table:table-cell table:number-columns-repeated="248" table:style-name="ACE-0x8de3c88"/>
        </table:table-row>
        <table:table-row table:style-name="AROW-4">
          <table:table-cell table:style-name="ACE-0x8de3f88" office:value-type="float" office:value="18">
            <text:p>18</text:p>
          </table:table-cell>
          <table:table-cell table:style-name="ACE-0x8de3f88" office:value-type="string" office:string-value="10 Septiembre">
            <text:p>10 Septiembre</text:p>
          </table:table-cell>
          <table:table-cell table:style-name="ACE-0x8de3f88" office:value-type="string" office:string-value="Roa/Riaza">
            <text:p>Roa/Riaza</text:p>
          </table:table-cell>
          <table:table-cell table:style-name="ACE-0x8de3f88" office:value-type="string" office:string-value="204 Kms">
            <text:p>204 Kms</text:p>
          </table:table-cell>
          <table:table-cell table:style-name="ACE-0x8de3f88" office:value-type="string" office:string-value="Andre Fernando Cardoso">
            <text:p>Andre Fernando Cardoso</text:p>
          </table:table-cell>
          <table:table-cell table:style-name="ACE-0x8de4048" office:value-type="float" office:value="152">
            <text:p>152</text:p>
          </table:table-cell>
          <table:table-cell table:number-columns-repeated="2" table:style-name="ACE-0x8de3ec8"/>
          <table:table-cell table:number-columns-repeated="248" table:style-name="ACE-0x8de3c88"/>
        </table:table-row>
        <table:table-row table:style-name="AROW-4">
          <table:table-cell table:style-name="ACE-0x8de3f88" office:value-type="float" office:value="19">
            <text:p>19</text:p>
          </table:table-cell>
          <table:table-cell table:style-name="ACE-0x8de3f88" office:value-type="string" office:string-value="11 Septiembre">
            <text:p>11 Septiembre</text:p>
          </table:table-cell>
          <table:table-cell table:style-name="ACE-0x8de3f88" office:value-type="string" office:string-value="Medina del Campo/Ávila">
            <text:p>Medina del Campo/Ávila</text:p>
          </table:table-cell>
          <table:table-cell table:style-name="ACE-0x8de3f88" office:value-type="string" office:string-value="185.8 Kms">
            <text:p>185.8 Kms</text:p>
          </table:table-cell>
          <table:table-cell table:style-name="ACE-0x8de3f88" office:value-type="string" office:string-value="Giovanni Visconti">
            <text:p>Giovanni Visconti</text:p>
          </table:table-cell>
          <table:table-cell table:style-name="ACE-0x8de4048" office:value-type="float" office:value="129">
            <text:p>129</text:p>
          </table:table-cell>
          <table:table-cell table:number-columns-repeated="2" table:style-name="ACE-0x8de3ec8"/>
          <table:table-cell table:number-columns-repeated="248" table:style-name="ACE-0x8de3c88"/>
        </table:table-row>
        <table:table-row table:style-name="AROW-4">
          <table:table-cell table:style-name="ACE-0x8de3f88" office:value-type="float" office:value="20">
            <text:p>20</text:p>
          </table:table-cell>
          <table:table-cell table:style-name="ACE-0x8de3f88" office:value-type="string" office:string-value="12 Septiembre">
            <text:p>12 Septiembre</text:p>
          </table:table-cell>
          <table:table-cell table:style-name="ACE-0x8de3f88" office:value-type="string" office:string-value="San Lorenzo el Escorial/Cercedilla">
            <text:p>San Lorenzo el Escorial/Cercedilla</text:p>
          </table:table-cell>
          <table:table-cell table:style-name="ACE-0x8de3f88" office:value-type="string" office:string-value="175.8 Kms">
            <text:p>175.8 Kms</text:p>
          </table:table-cell>
          <table:table-cell table:style-name="ACE-0x8de3f88" office:value-type="string" office:string-value="Diego Rosa ">
            <text:p>Diego Rosa </text:p>
          </table:table-cell>
          <table:table-cell table:style-name="ACE-0x8de4048" office:value-type="float" office:value="25">
            <text:p>25</text:p>
          </table:table-cell>
          <table:table-cell table:number-columns-repeated="250" table:style-name="ACE-0x8de3c88"/>
        </table:table-row>
        <table:table-row table:style-name="AROW-4">
          <table:table-cell table:style-name="ACE-0x8de4108" office:value-type="float" office:value="21">
            <text:p>21</text:p>
          </table:table-cell>
          <table:table-cell table:style-name="ACE-0x8de4108" office:value-type="string" office:string-value="13 Septiembre">
            <text:p>13 Septiembre</text:p>
          </table:table-cell>
          <table:table-cell table:style-name="ACE-0x8de4108" office:value-type="string" office:string-value="Alcala de Henares/Madrid">
            <text:p>Alcala de Henares/Madrid</text:p>
          </table:table-cell>
          <table:table-cell table:style-name="ACE-0x8de4108" office:value-type="string" office:string-value="98.8 Kms">
            <text:p>98.8 Kms</text:p>
          </table:table-cell>
          <table:table-cell table:style-name="ACE-0x8de4108"/>
          <table:table-cell table:style-name="ACE-0x8de41c8"/>
          <table:table-cell table:number-columns-repeated="250" table:style-name="ACE-0x8de3c88"/>
        </table:table-row>
        <table:table-row table:style-name="AROW-0">
          <table:table-cell table:number-columns-repeated="8" table:style-name="ACE-0x8de3c88"/>
          <table:table-cell table:number-columns-repeated="56" table:style-name="ACE-0x8de3c88"/>
          <table:table-cell table:number-columns-repeated="192" table:style-name="ACE-0x8de3c88"/>
        </table:table-row>
        <table:table-row table:style-name="AROW-0" table:number-rows-repeated="9">
          <table:table-cell table:number-columns-repeated="8" table:style-name="ACE-0x8de3c88"/>
          <table:table-cell table:number-columns-repeated="56" table:style-name="ACE-0x8de3c88"/>
          <table:table-cell table:number-columns-repeated="192" table:style-name="ACE-0x8de3c88"/>
        </table:table-row>
        <table:table-row table:style-name="AROW-0">
          <table:table-cell table:number-columns-repeated="8" table:style-name="ACE-0x8de3c88"/>
          <table:table-cell table:number-columns-repeated="56" table:style-name="ACE-0x8de3c88"/>
          <table:table-cell table:number-columns-repeated="192" table:style-name="ACE-0x8de3c88"/>
        </table:table-row>
        <table:table-row table:style-name="AROW-0" table:number-rows-repeated="223">
          <table:table-cell table:number-columns-repeated="8" table:style-name="ACE-0x8de3c88"/>
          <table:table-cell table:number-columns-repeated="56" table:style-name="ACE-0x8de3c88"/>
          <table:table-cell table:number-columns-repeated="192" table:style-name="ACE-0x8de3c88"/>
        </table:table-row>
        <table:table-row table:style-name="AROW-0">
          <table:table-cell table:number-columns-repeated="64" table:style-name="ACE-0x8de3c88"/>
          <table:table-cell table:number-columns-repeated="192" table:style-name="ACE-0x8de3c88"/>
        </table:table-row>
        <table:table-row table:style-name="AROW-0" table:number-rows-repeated="3839">
          <table:table-cell table:number-columns-repeated="64" table:style-name="ACE-0x8de3c88"/>
          <table:table-cell table:number-columns-repeated="192" table:style-name="ACE-0x8de3c88"/>
        </table:table-row>
        <table:table-row table:style-name="AROW-0">
          <table:table-cell table:number-columns-repeated="256" table:style-name="ACE-0x8de3c88"/>
        </table:table-row>
        <table:table-row table:style-name="AROW-0" table:number-rows-repeated="61439">
          <table:table-cell table:number-columns-repeated="256" table:style-name="ACE-0x8de3c88"/>
        </table:table-row>
        <table:named-expressions>
          <table:named-expression table:name="Print_Area" table:expression="of:=#REF!" table:base-cell-address="$'Full4'.$A$1"/>
          <table:named-expression table:name="Sheet_Title" table:expression="of:=&quot;Full4&quot;" table:base-cell-address="$'Full4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number-style style:name="ND.0">
      <number:number number:decimal-places="2" number:display-factor="1" number:grouping="true" number:min-integer-digits="1"/>
      <number:text> </number:text>
    </number:number-style>
    <number:number-style style:name="ND.1">
      <number:text> </number:text>
      <number:number number:decimal-places="2" number:display-factor="1" number:grouping="true" number:min-integer-digits="1"/>
    </number:number-style>
    <number:number-style style:name="ND-0">
      <style:text-properties fo:color="#FF0000"/>
      <number:text>-</number:text>
      <number:number number:decimal-places="2" number:display-factor="-1" number:grouping="true" number:min-integer-digits="1"/>
      <number:text> </number:text>
    </number:number-style>
    <number:number-style style:name="ND-1">
      <number:text> (</number:text>
      <number:number number:decimal-places="2" number:display-factor="-1" number:grouping="true" number:min-integer-digits="1"/>
      <number:text>)</number:text>
    </number:number-style>
    <number:number-style style:name="NDC-0">
      <style:map style:condition="value()&gt;0" style:apply-style-name="ND.0"/>
      <style:map style:condition="value()&lt;0" style:apply-style-name="ND-0"/>
    </number:number-style>
    <number:number-style style:name="NDC-1">
      <style:map style:condition="value()&gt;0" style:apply-style-name="ND.1"/>
      <style:map style:condition="value()&lt;0" style:apply-style-name="ND-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8dc667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  <style:page-layout style:name="pl-0x8dfe228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  <style:page-layout style:name="pl-0x8e0861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  <style:page-layout style:name="pl-0x8e18a1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8daf068" style:display-name="Full1" style:page-layout-name="pl-0x8dc667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8daf1c0" style:display-name="Full2" style:page-layout-name="pl-0x8dfe22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8daf318" style:display-name="Full3" style:page-layout-name="pl-0x8e086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8daf470" style:display-name="Full4" style:page-layout-name="pl-0x8e18a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09-29T16:44:06Z</dc:date>
    <meta:creation-date>2015-09-28T21:47:52Z</meta:creation-date>
    <meta:editing-cycles>1</meta:editing-cycles>
    <meta:editing-duration>PT10M53S</meta:editing-duration>
    <meta:generator>gnumeric/1.10.17</meta:generator>
  </office:meta>
</office:document-meta>
</file>